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olvetica Rg" svg:font-family="Coolvetica Rg" style:font-family-generic="swiss" style:font-pitch="variable" svg:panose-1="2 11 6 3 3 6 2 2 0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text-align="center"/>
      <style:text-properties style:font-name="Coolvetica Rg" fo:font-size="36pt" style:font-size-asian="36pt" style:font-size-complex="36pt"/>
    </style:style>
    <style:style style:name="P2" style:parent-style-name="Standaard" style:family="paragraph">
      <style:paragraph-properties fo:text-align="center"/>
      <style:text-properties style:font-name="Coolvetica Rg" fo:font-size="36pt" style:font-size-asian="36pt" style:font-size-complex="36pt"/>
    </style:style>
    <style:style style:name="P3" style:parent-style-name="Standaard" style:family="paragraph">
      <style:text-properties style:font-name="Calibri Light" style:font-name-complex="Calibri Light" fo:font-size="12pt" style:font-size-asian="12pt" style:font-size-complex="12pt"/>
    </style:style>
    <style:style style:name="P4" style:parent-style-name="Lijstalinea" style:family="paragraph">
      <style:text-properties style:font-name="Calibri Light" style:font-name-complex="Calibri Light" fo:font-style="italic" style:font-style-asian="italic" fo:font-size="12pt" style:font-size-asian="12pt" style:font-size-complex="12pt" fo:language="en" fo:country="GB"/>
    </style:style>
    <style:style style:name="P5" style:parent-style-name="Lijstalinea" style:family="paragraph">
      <style:text-properties style:font-name="Calibri Light" style:font-name-complex="Calibri Light" fo:font-style="italic" style:font-style-asian="italic" fo:font-size="12pt" style:font-size-asian="12pt" style:font-size-complex="12pt" fo:language="en" fo:country="GB"/>
    </style:style>
    <style:style style:name="P6" style:parent-style-name="Lijstalinea" style:family="paragraph">
      <style:text-properties style:font-name="Calibri Light" style:font-name-complex="Calibri Light" fo:font-style="italic" style:font-style-asian="italic" fo:font-size="12pt" style:font-size-asian="12pt" style:font-size-complex="12pt" fo:language="en" fo:country="GB"/>
    </style:style>
    <style:style style:name="P7" style:parent-style-name="Standaard" style:family="paragraph">
      <style:text-properties style:font-name="Calibri Light" style:font-name-complex="Calibri Light" fo:font-size="12pt" style:font-size-asian="12pt" style:font-size-complex="12pt"/>
    </style:style>
    <style:style style:name="P8" style:parent-style-name="Standaard" style:family="paragraph">
      <style:text-properties style:font-name="Calibri Light" style:font-name-complex="Calibri Light" fo:font-size="12pt" style:font-size-asian="12pt" style:font-size-complex="12pt"/>
    </style:style>
    <style:style style:name="P9" style:parent-style-name="Standaard" style:family="paragraph">
      <style:text-properties style:font-name="Calibri Light" style:font-name-complex="Calibri Light" fo:font-size="12pt" style:font-size-asian="12pt" fo:background-color="#FFFFFF"/>
    </style:style>
    <style:style style:name="P10" style:parent-style-name="Standaard" style:family="paragraph">
      <style:text-properties style:font-name="Calibri Light" style:font-name-complex="Calibri Light" fo:font-size="12pt" style:font-size-asian="12pt" fo:background-color="#FFFFFF"/>
    </style:style>
    <style:style style:name="P11" style:parent-style-name="HTML-voorafopgemaakt" style:family="paragraph">
      <style:paragraph-properties fo:border="0.0416in solid #ECF0F1" fo:padding-top="0.1666in" fo:padding-left="0.1944in" fo:padding-bottom="0.1666in" fo:padding-right="0.1944in" style:shadow="none" fo:background-color="#FFFFFF"/>
    </style:style>
    <style:style style:name="T12" style:parent-style-name="access" style:family="text">
      <style:text-properties fo:color="#009695" fo:language="en" fo:country="GB"/>
    </style:style>
    <style:style style:name="T13" style:parent-style-name="csharp" style:family="text">
      <style:text-properties fo:color="#4E5758" fo:language="en" fo:country="GB"/>
    </style:style>
    <style:style style:name="T14" style:parent-style-name="function" style:family="text">
      <style:text-properties fo:color="#555753" fo:language="en" fo:country="GB"/>
    </style:style>
    <style:style style:name="T15" style:parent-style-name="csharp" style:family="text">
      <style:text-properties fo:color="#4E5758" fo:language="en" fo:country="GB"/>
    </style:style>
    <style:style style:name="P16" style:parent-style-name="HTML-voorafopgemaakt" style:family="paragraph">
      <style:paragraph-properties fo:border="0.0416in solid #ECF0F1" fo:padding-top="0.1666in" fo:padding-left="0.1944in" fo:padding-bottom="0.1666in" fo:padding-right="0.1944in" style:shadow="none" fo:background-color="#FFFFFF"/>
    </style:style>
    <style:style style:name="T17" style:parent-style-name="csharp" style:family="text">
      <style:text-properties fo:color="#4E5758" fo:language="en" fo:country="GB"/>
    </style:style>
    <style:style style:name="P18" style:parent-style-name="HTML-voorafopgemaakt" style:family="paragraph">
      <style:paragraph-properties fo:border="0.0416in solid #ECF0F1" fo:padding-top="0.1666in" fo:padding-left="0.1944in" fo:padding-bottom="0.1666in" fo:padding-right="0.1944in" style:shadow="none" fo:background-color="#FFFFFF"/>
    </style:style>
    <style:style style:name="T19" style:parent-style-name="csharp" style:family="text">
      <style:text-properties fo:color="#4E5758" fo:language="en" fo:country="GB"/>
    </style:style>
    <style:style style:name="T20" style:parent-style-name="keyword" style:family="text">
      <style:text-properties fo:color="#009695" fo:language="en" fo:country="GB"/>
    </style:style>
    <style:style style:name="T21" style:parent-style-name="csharp" style:family="text">
      <style:text-properties fo:color="#4E5758" fo:language="en" fo:country="GB"/>
    </style:style>
    <style:style style:name="T22" style:parent-style-name="operator" style:family="text">
      <style:text-properties fo:color="#268BD2" fo:language="en" fo:country="GB"/>
    </style:style>
    <style:style style:name="T23" style:parent-style-name="csharp" style:family="text">
      <style:text-properties fo:color="#4E5758" fo:language="en" fo:country="GB"/>
    </style:style>
    <style:style style:name="T24" style:parent-style-name="operator" style:family="text">
      <style:text-properties fo:color="#268BD2" fo:language="en" fo:country="GB"/>
    </style:style>
    <style:style style:name="T25" style:parent-style-name="csharp" style:family="text">
      <style:text-properties fo:color="#4E5758" fo:language="en" fo:country="GB"/>
    </style:style>
    <style:style style:name="T26" style:parent-style-name="type" style:family="text">
      <style:text-properties fo:color="#3364AD" fo:language="en" fo:country="GB"/>
    </style:style>
    <style:style style:name="T27" style:parent-style-name="csharp" style:family="text">
      <style:text-properties fo:color="#4E5758" fo:language="en" fo:country="GB"/>
    </style:style>
    <style:style style:name="T28" style:parent-style-name="function" style:family="text">
      <style:text-properties fo:color="#555753" fo:language="en" fo:country="GB"/>
    </style:style>
    <style:style style:name="T29" style:parent-style-name="csharp" style:family="text">
      <style:text-properties fo:color="#4E5758" fo:language="en" fo:country="GB"/>
    </style:style>
    <style:style style:name="T30" style:parent-style-name="type" style:family="text">
      <style:text-properties fo:color="#3364AD" fo:language="en" fo:country="GB"/>
    </style:style>
    <style:style style:name="T31" style:parent-style-name="csharp" style:family="text">
      <style:text-properties fo:color="#4E5758" fo:language="en" fo:country="GB"/>
    </style:style>
    <style:style style:name="P32" style:parent-style-name="HTML-voorafopgemaakt" style:family="paragraph">
      <style:paragraph-properties fo:border="0.0416in solid #ECF0F1" fo:padding-top="0.1666in" fo:padding-left="0.1944in" fo:padding-bottom="0.1666in" fo:padding-right="0.1944in" style:shadow="none" fo:background-color="#FFFFFF"/>
    </style:style>
    <style:style style:name="T33" style:parent-style-name="csharp" style:family="text">
      <style:text-properties fo:color="#4E5758" fo:language="en" fo:country="GB"/>
    </style:style>
    <style:style style:name="T34" style:parent-style-name="type" style:family="text">
      <style:text-properties fo:color="#3364AD" fo:language="en" fo:country="GB"/>
    </style:style>
    <style:style style:name="T35" style:parent-style-name="csharp" style:family="text">
      <style:text-properties fo:color="#4E5758" fo:language="en" fo:country="GB"/>
    </style:style>
    <style:style style:name="T36" style:parent-style-name="operator" style:family="text">
      <style:text-properties fo:color="#268BD2" fo:language="en" fo:country="GB"/>
    </style:style>
    <style:style style:name="T37" style:parent-style-name="csharp" style:family="text">
      <style:text-properties fo:color="#4E5758" fo:language="en" fo:country="GB"/>
    </style:style>
    <style:style style:name="P38" style:parent-style-name="HTML-voorafopgemaakt" style:family="paragraph">
      <style:paragraph-properties fo:border="0.0416in solid #ECF0F1" fo:padding-top="0.1666in" fo:padding-left="0.1944in" fo:padding-bottom="0.1666in" fo:padding-right="0.1944in" style:shadow="none" fo:background-color="#FFFFFF"/>
    </style:style>
    <style:style style:name="T39" style:parent-style-name="csharp" style:family="text">
      <style:text-properties fo:color="#4E5758" fo:language="en" fo:country="GB"/>
    </style:style>
    <style:style style:name="P40" style:parent-style-name="HTML-voorafopgemaakt" style:family="paragraph">
      <style:paragraph-properties fo:border="0.0416in solid #ECF0F1" fo:padding-top="0.1666in" fo:padding-left="0.1944in" fo:padding-bottom="0.1666in" fo:padding-right="0.1944in" style:shadow="none" fo:background-color="#FFFFFF"/>
    </style:style>
    <style:style style:name="T41" style:parent-style-name="Standaardalinea-lettertype" style:family="text">
      <style:text-properties fo:color="#4E5758" fo:language="en" fo:country="GB"/>
    </style:style>
    <style:style style:name="T42" style:parent-style-name="csharp" style:family="text">
      <style:text-properties fo:color="#4E5758" fo:language="en" fo:country="GB"/>
    </style:style>
    <style:style style:name="T43" style:parent-style-name="operator" style:family="text">
      <style:text-properties fo:color="#268BD2" fo:language="en" fo:country="GB"/>
    </style:style>
    <style:style style:name="T44" style:parent-style-name="csharp" style:family="text">
      <style:text-properties fo:color="#4E5758" fo:language="en" fo:country="GB"/>
    </style:style>
    <style:style style:name="T45" style:parent-style-name="type" style:family="text">
      <style:text-properties fo:color="#3364AD" fo:language="en" fo:country="GB"/>
    </style:style>
    <style:style style:name="T46" style:parent-style-name="csharp" style:family="text">
      <style:text-properties fo:color="#4E5758" fo:language="en" fo:country="GB"/>
    </style:style>
    <style:style style:name="T47" style:parent-style-name="type" style:family="text">
      <style:text-properties fo:color="#3364AD" fo:language="en" fo:country="GB"/>
    </style:style>
    <style:style style:name="T48" style:parent-style-name="csharp" style:family="text">
      <style:text-properties fo:color="#4E5758" fo:language="en" fo:country="GB"/>
    </style:style>
    <style:style style:name="T49" style:parent-style-name="operator" style:family="text">
      <style:text-properties fo:color="#268BD2" fo:language="en" fo:country="GB"/>
    </style:style>
    <style:style style:name="T50" style:parent-style-name="csharp" style:family="text">
      <style:text-properties fo:color="#4E5758" fo:language="en" fo:country="GB"/>
    </style:style>
    <style:style style:name="T51" style:parent-style-name="type" style:family="text">
      <style:text-properties fo:color="#3364AD" fo:language="en" fo:country="GB"/>
    </style:style>
    <style:style style:name="T52" style:parent-style-name="csharp" style:family="text">
      <style:text-properties fo:color="#4E5758" fo:language="en" fo:country="GB"/>
    </style:style>
    <style:style style:name="T53" style:parent-style-name="type" style:family="text">
      <style:text-properties fo:color="#3364AD" fo:language="en" fo:country="GB"/>
    </style:style>
    <style:style style:name="T54" style:parent-style-name="csharp" style:family="text">
      <style:text-properties fo:color="#4E5758" fo:language="en" fo:country="GB"/>
    </style:style>
    <style:style style:name="T55" style:parent-style-name="type" style:family="text">
      <style:text-properties fo:color="#3364AD" fo:language="en" fo:country="GB"/>
    </style:style>
    <style:style style:name="T56" style:parent-style-name="csharp" style:family="text">
      <style:text-properties fo:color="#4E5758" fo:language="en" fo:country="GB"/>
    </style:style>
    <style:style style:name="T57" style:parent-style-name="operator" style:family="text">
      <style:text-properties fo:color="#268BD2" fo:language="en" fo:country="GB"/>
    </style:style>
    <style:style style:name="T58" style:parent-style-name="csharp" style:family="text">
      <style:text-properties fo:color="#4E5758" fo:language="en" fo:country="GB"/>
    </style:style>
    <style:style style:name="T59" style:parent-style-name="type" style:family="text">
      <style:text-properties fo:color="#3364AD" fo:language="en" fo:country="GB"/>
    </style:style>
    <style:style style:name="T60" style:parent-style-name="csharp" style:family="text">
      <style:text-properties fo:color="#4E5758" fo:language="en" fo:country="GB"/>
    </style:style>
    <style:style style:name="T61" style:parent-style-name="function" style:family="text">
      <style:text-properties fo:color="#555753" fo:language="en" fo:country="GB"/>
    </style:style>
    <style:style style:name="T62" style:parent-style-name="csharp" style:family="text">
      <style:text-properties fo:color="#4E5758" fo:language="en" fo:country="GB"/>
    </style:style>
    <style:style style:name="P63" style:parent-style-name="HTML-voorafopgemaakt" style:family="paragraph">
      <style:paragraph-properties fo:border="0.0416in solid #ECF0F1" fo:padding-top="0.1666in" fo:padding-left="0.1944in" fo:padding-bottom="0.1666in" fo:padding-right="0.1944in" style:shadow="none" fo:background-color="#FFFFFF"/>
    </style:style>
    <style:style style:name="T64" style:parent-style-name="csharp" style:family="text">
      <style:text-properties fo:color="#4E5758" fo:language="en" fo:country="GB"/>
    </style:style>
    <style:style style:name="P65" style:parent-style-name="HTML-voorafopgemaakt" style:family="paragraph">
      <style:paragraph-properties fo:border="0.0416in solid #ECF0F1" fo:padding-top="0.1666in" fo:padding-left="0.1944in" fo:padding-bottom="0.1666in" fo:padding-right="0.1944in" style:shadow="none" fo:background-color="#FFFFFF"/>
    </style:style>
    <style:style style:name="T66" style:parent-style-name="csharp" style:family="text">
      <style:text-properties fo:color="#4E5758" fo:language="en" fo:country="GB"/>
    </style:style>
    <style:style style:name="P67" style:parent-style-name="HTML-voorafopgemaakt" style:family="paragraph">
      <style:paragraph-properties fo:border="0.0416in solid #ECF0F1" fo:padding-top="0.1666in" fo:padding-left="0.1944in" fo:padding-bottom="0.1666in" fo:padding-right="0.1944in" style:shadow="none" fo:background-color="#FFFFFF"/>
    </style:style>
    <style:style style:name="T68" style:parent-style-name="Standaardalinea-lettertype" style:family="text">
      <style:text-properties fo:color="#4E5758" fo:language="en" fo:country="GB"/>
    </style:style>
    <style:style style:name="P69" style:parent-style-name="HTML-voorafopgemaakt" style:family="paragraph">
      <style:paragraph-properties fo:border="0.0416in solid #ECF0F1" fo:padding-top="0.1666in" fo:padding-left="0.1944in" fo:padding-bottom="0.1666in" fo:padding-right="0.1944in" style:shadow="none" fo:background-color="#FFFFFF"/>
    </style:style>
    <style:style style:name="T70" style:parent-style-name="csharp" style:family="text">
      <style:text-properties fo:color="#4E5758" fo:language="en" fo:country="GB"/>
    </style:style>
    <style:style style:name="T71" style:parent-style-name="type" style:family="text">
      <style:text-properties fo:color="#3364AD" fo:language="en" fo:country="GB"/>
    </style:style>
    <style:style style:name="T72" style:parent-style-name="csharp" style:family="text">
      <style:text-properties fo:color="#4E5758" fo:language="en" fo:country="GB"/>
    </style:style>
    <style:style style:name="T73" style:parent-style-name="operator" style:family="text">
      <style:text-properties fo:color="#268BD2" fo:language="en" fo:country="GB"/>
    </style:style>
    <style:style style:name="T74" style:parent-style-name="csharp" style:family="text">
      <style:text-properties fo:color="#4E5758" fo:language="en" fo:country="GB"/>
    </style:style>
    <style:style style:name="T75" style:parent-style-name="keyword" style:family="text">
      <style:text-properties fo:color="#009695" fo:language="en" fo:country="GB"/>
    </style:style>
    <style:style style:name="T76" style:parent-style-name="csharp" style:family="text">
      <style:text-properties fo:color="#4E5758" fo:language="en" fo:country="GB"/>
    </style:style>
    <style:style style:name="T77" style:parent-style-name="function" style:family="text">
      <style:text-properties fo:color="#555753" fo:language="en" fo:country="GB"/>
    </style:style>
    <style:style style:name="T78" style:parent-style-name="csharp" style:family="text">
      <style:text-properties fo:color="#4E5758" fo:language="en" fo:country="GB"/>
    </style:style>
    <style:style style:name="P79" style:parent-style-name="HTML-voorafopgemaakt" style:family="paragraph">
      <style:paragraph-properties fo:border="0.0416in solid #ECF0F1" fo:padding-top="0.1666in" fo:padding-left="0.1944in" fo:padding-bottom="0.1666in" fo:padding-right="0.1944in" style:shadow="none" fo:background-color="#FFFFFF"/>
    </style:style>
    <style:style style:name="T80" style:parent-style-name="csharp" style:family="text">
      <style:text-properties fo:color="#4E5758" fo:language="en" fo:country="GB"/>
    </style:style>
    <style:style style:name="T81" style:parent-style-name="type" style:family="text">
      <style:text-properties fo:color="#3364AD" fo:language="en" fo:country="GB"/>
    </style:style>
    <style:style style:name="T82" style:parent-style-name="csharp" style:family="text">
      <style:text-properties fo:color="#4E5758" fo:language="en" fo:country="GB"/>
    </style:style>
    <style:style style:name="T83" style:parent-style-name="function" style:family="text">
      <style:text-properties fo:color="#555753" fo:language="en" fo:country="GB"/>
    </style:style>
    <style:style style:name="T84" style:parent-style-name="csharp" style:family="text">
      <style:text-properties fo:color="#4E5758" fo:language="en" fo:country="GB"/>
    </style:style>
    <style:style style:name="T85" style:parent-style-name="string" style:family="text">
      <style:text-properties fo:color="#F57D00" fo:language="en" fo:country="GB"/>
    </style:style>
    <style:style style:name="T86" style:parent-style-name="csharp" style:family="text">
      <style:text-properties fo:color="#4E5758" fo:language="en" fo:country="GB"/>
    </style:style>
    <style:style style:name="P87" style:parent-style-name="HTML-voorafopgemaakt" style:family="paragraph">
      <style:paragraph-properties fo:border="0.0416in solid #ECF0F1" fo:padding-top="0.1666in" fo:padding-left="0.1944in" fo:padding-bottom="0.1666in" fo:padding-right="0.1944in" style:shadow="none" fo:background-color="#FFFFFF"/>
    </style:style>
    <style:style style:name="T88" style:parent-style-name="Standaardalinea-lettertype" style:family="text">
      <style:text-properties fo:color="#4E5758" fo:language="en" fo:country="GB"/>
    </style:style>
    <style:style style:name="T89" style:parent-style-name="csharp" style:family="text">
      <style:text-properties fo:color="#4E5758"/>
    </style:style>
    <style:style style:name="T90" style:parent-style-name="csharp" style:family="text">
      <style:text-properties fo:color="#4E5758"/>
    </style:style>
    <style:style style:name="P91" style:parent-style-name="HTML-voorafopgemaakt" style:family="paragraph">
      <style:paragraph-properties fo:border="0.0416in solid #ECF0F1" fo:padding-top="0.1666in" fo:padding-left="0.1944in" fo:padding-bottom="0.1666in" fo:padding-right="0.1944in" style:shadow="none" fo:background-color="#FFFFFF"/>
    </style:style>
    <style:style style:name="T92" style:parent-style-name="csharp" style:family="text">
      <style:text-properties fo:color="#4E5758"/>
    </style:style>
    <style:style style:name="P93" style:parent-style-name="Standaard" style:family="paragraph">
      <style:text-properties style:font-name="Calibri Light" style:font-name-complex="Calibri Light" fo:font-weight="bold" style:font-weight-asian="bold" fo:font-size="12pt" style:font-size-asian="12pt" style:font-size-complex="12pt"/>
    </style:style>
    <style:style style:name="P94" style:parent-style-name="Standaard" style:family="paragraph">
      <style:paragraph-properties fo:margin-left="2.4583in" fo:text-indent="-2.4583in">
        <style:tab-stops/>
      </style:paragraph-properties>
      <style:text-properties style:font-name="Calibri Light" style:font-name-complex="Calibri Light" fo:font-size="12pt" style:font-size-asian="12pt" style:font-size-complex="12pt"/>
    </style:style>
    <style:style style:name="P95" style:parent-style-name="Standaard" style:family="paragraph">
      <style:text-properties style:font-name="Calibri Light" fo:font-size="12pt" style:font-size-asian="12pt" style:font-size-complex="12pt"/>
    </style:style>
    <style:style style:name="P96" style:parent-style-name="Standaard" style:family="paragraph">
      <style:text-properties style:font-name="Calibri Light" style:font-name-complex="Segoe UI" fo:font-size="12pt" style:font-size-asian="12pt" style:font-size-complex="12pt" fo:background-color="#FFFFFF"/>
    </style:style>
    <style:style style:name="P97" style:parent-style-name="HTML-voorafopgemaakt" style:family="paragraph">
      <style:paragraph-properties fo:border="0.0416in solid #ECF0F1" fo:padding-top="0.1666in" fo:padding-left="0.1944in" fo:padding-bottom="0.1666in" fo:padding-right="0.1944in" style:shadow="none" fo:background-color="#FFFFFF"/>
    </style:style>
    <style:style style:name="T98" style:parent-style-name="operator" style:family="text">
      <style:text-properties fo:color="#268BD2" fo:language="en" fo:country="GB"/>
    </style:style>
    <style:style style:name="T99" style:parent-style-name="type" style:family="text">
      <style:text-properties fo:color="#3364AD" fo:language="en" fo:country="GB"/>
    </style:style>
    <style:style style:name="T100" style:parent-style-name="csharp" style:family="text">
      <style:text-properties fo:color="#4E5758" fo:language="en" fo:country="GB"/>
    </style:style>
    <style:style style:name="T101" style:parent-style-name="type" style:family="text">
      <style:text-properties fo:color="#3364AD" fo:language="en" fo:country="GB"/>
    </style:style>
    <style:style style:name="T102" style:parent-style-name="operator" style:family="text">
      <style:text-properties fo:color="#268BD2" fo:language="en" fo:country="GB"/>
    </style:style>
    <style:style style:name="T103" style:parent-style-name="string" style:family="text">
      <style:text-properties fo:color="#F57D00" fo:language="en" fo:country="GB"/>
    </style:style>
    <style:style style:name="T104" style:parent-style-name="csharp" style:family="text">
      <style:text-properties fo:color="#4E5758" fo:language="en" fo:country="GB"/>
    </style:style>
    <style:style style:name="T105" style:parent-style-name="type" style:family="text">
      <style:text-properties fo:color="#3364AD" fo:language="en" fo:country="GB"/>
    </style:style>
    <style:style style:name="T106" style:parent-style-name="operator" style:family="text">
      <style:text-properties fo:color="#268BD2" fo:language="en" fo:country="GB"/>
    </style:style>
    <style:style style:name="T107" style:parent-style-name="string" style:family="text">
      <style:text-properties fo:color="#F57D00" fo:language="en" fo:country="GB"/>
    </style:style>
    <style:style style:name="P108" style:parent-style-name="HTML-voorafopgemaakt" style:family="paragraph">
      <style:paragraph-properties fo:border="0.0416in solid #ECF0F1" fo:padding-top="0.1666in" fo:padding-left="0.1944in" fo:padding-bottom="0.1666in" fo:padding-right="0.1944in" style:shadow="none" fo:background-color="#FFFFFF"/>
    </style:style>
    <style:style style:name="T109" style:parent-style-name="Standaardalinea-lettertype" style:family="text">
      <style:text-properties fo:color="#268BD2" fo:language="en" fo:country="GB"/>
    </style:style>
    <style:style style:name="T110" style:parent-style-name="csharp" style:family="text">
      <style:text-properties fo:color="#4E5758" fo:language="en" fo:country="GB"/>
    </style:style>
    <style:style style:name="T111" style:parent-style-name="type" style:family="text">
      <style:text-properties fo:color="#3364AD" fo:language="en" fo:country="GB"/>
    </style:style>
    <style:style style:name="T112" style:parent-style-name="operator" style:family="text">
      <style:text-properties fo:color="#268BD2" fo:language="en" fo:country="GB"/>
    </style:style>
    <style:style style:name="T113" style:parent-style-name="string" style:family="text">
      <style:text-properties fo:color="#F57D00" fo:language="en" fo:country="GB"/>
    </style:style>
    <style:style style:name="T114" style:parent-style-name="operator" style:family="text">
      <style:text-properties fo:color="#268BD2" fo:language="en" fo:country="GB"/>
    </style:style>
    <style:style style:name="P115" style:parent-style-name="HTML-voorafopgemaakt" style:family="paragraph">
      <style:paragraph-properties fo:border="0.0416in solid #ECF0F1" fo:padding-top="0.1666in" fo:padding-left="0.1944in" fo:padding-bottom="0.1666in" fo:padding-right="0.1944in" style:shadow="none" fo:background-color="#FFFFFF"/>
    </style:style>
    <style:style style:name="T116" style:parent-style-name="csharp" style:family="text">
      <style:text-properties fo:color="#4E5758" fo:language="en" fo:country="GB"/>
    </style:style>
    <style:style style:name="P117" style:parent-style-name="HTML-voorafopgemaakt" style:family="paragraph">
      <style:paragraph-properties fo:border="0.0416in solid #ECF0F1" fo:padding-top="0.1666in" fo:padding-left="0.1944in" fo:padding-bottom="0.1666in" fo:padding-right="0.1944in" style:shadow="none" fo:background-color="#FFFFFF"/>
    </style:style>
    <style:style style:name="T118" style:parent-style-name="csharp" style:family="text">
      <style:text-properties fo:color="#4E5758" fo:language="en" fo:country="GB"/>
    </style:style>
    <style:style style:name="T119" style:parent-style-name="operator" style:family="text">
      <style:text-properties fo:color="#268BD2" fo:language="en" fo:country="GB"/>
    </style:style>
    <style:style style:name="T120" style:parent-style-name="type" style:family="text">
      <style:text-properties fo:color="#3364AD" fo:language="en" fo:country="GB"/>
    </style:style>
    <style:style style:name="T121" style:parent-style-name="csharp" style:family="text">
      <style:text-properties fo:color="#4E5758" fo:language="en" fo:country="GB"/>
    </style:style>
    <style:style style:name="T122" style:parent-style-name="type" style:family="text">
      <style:text-properties fo:color="#3364AD" fo:language="en" fo:country="GB"/>
    </style:style>
    <style:style style:name="T123" style:parent-style-name="operator" style:family="text">
      <style:text-properties fo:color="#268BD2" fo:language="en" fo:country="GB"/>
    </style:style>
    <style:style style:name="T124" style:parent-style-name="string" style:family="text">
      <style:text-properties fo:color="#F57D00" fo:language="en" fo:country="GB"/>
    </style:style>
    <style:style style:name="T125" style:parent-style-name="csharp" style:family="text">
      <style:text-properties fo:color="#4E5758" fo:language="en" fo:country="GB"/>
    </style:style>
    <style:style style:name="T126" style:parent-style-name="type" style:family="text">
      <style:text-properties fo:color="#3364AD" fo:language="en" fo:country="GB"/>
    </style:style>
    <style:style style:name="T127" style:parent-style-name="operator" style:family="text">
      <style:text-properties fo:color="#268BD2" fo:language="en" fo:country="GB"/>
    </style:style>
    <style:style style:name="T128" style:parent-style-name="string" style:family="text">
      <style:text-properties fo:color="#F57D00" fo:language="en" fo:country="GB"/>
    </style:style>
    <style:style style:name="T129" style:parent-style-name="csharp" style:family="text">
      <style:text-properties fo:color="#4E5758" fo:language="en" fo:country="GB"/>
    </style:style>
    <style:style style:name="T130" style:parent-style-name="operator" style:family="text">
      <style:text-properties fo:color="#268BD2" fo:language="en" fo:country="GB"/>
    </style:style>
    <style:style style:name="P131" style:parent-style-name="HTML-voorafopgemaakt" style:family="paragraph">
      <style:paragraph-properties fo:border="0.0416in solid #ECF0F1" fo:padding-top="0.1666in" fo:padding-left="0.1944in" fo:padding-bottom="0.1666in" fo:padding-right="0.1944in" style:shadow="none" fo:background-color="#FFFFFF"/>
    </style:style>
    <style:style style:name="T132" style:parent-style-name="csharp" style:family="text">
      <style:text-properties fo:color="#4E5758" fo:language="en" fo:country="GB"/>
    </style:style>
    <style:style style:name="T133" style:parent-style-name="operator" style:family="text">
      <style:text-properties fo:color="#268BD2"/>
    </style:style>
    <style:style style:name="T134" style:parent-style-name="type" style:family="text">
      <style:text-properties fo:color="#3364AD"/>
    </style:style>
    <style:style style:name="T135" style:parent-style-name="operator" style:family="text">
      <style:text-properties fo:color="#268BD2"/>
    </style:style>
    <style:style style:name="P136" style:parent-style-name="HTML-voorafopgemaakt" style:family="paragraph">
      <style:paragraph-properties fo:border="0.0416in solid #ECF0F1" fo:padding-top="0.1666in" fo:padding-left="0.1944in" fo:padding-bottom="0.1666in" fo:padding-right="0.1944in" style:shadow="none" fo:background-color="#FFFFFF"/>
    </style:style>
    <style:style style:name="T137" style:parent-style-name="operator" style:family="text">
      <style:text-properties fo:color="#268BD2" fo:language="en" fo:country="GB"/>
    </style:style>
    <style:style style:name="T138" style:parent-style-name="type" style:family="text">
      <style:text-properties fo:color="#3364AD" fo:language="en" fo:country="GB"/>
    </style:style>
    <style:style style:name="T139" style:parent-style-name="csharp" style:family="text">
      <style:text-properties fo:color="#4E5758" fo:language="en" fo:country="GB"/>
    </style:style>
    <style:style style:name="T140" style:parent-style-name="function" style:family="text">
      <style:text-properties fo:color="#555753" fo:language="en" fo:country="GB"/>
    </style:style>
    <style:style style:name="T141" style:parent-style-name="operator" style:family="text">
      <style:text-properties fo:color="#268BD2" fo:language="en" fo:country="GB"/>
    </style:style>
    <style:style style:name="P142" style:parent-style-name="HTML-voorafopgemaakt" style:family="paragraph">
      <style:paragraph-properties fo:border="0.0416in solid #ECF0F1" fo:padding-top="0.1666in" fo:padding-left="0.1944in" fo:padding-bottom="0.1666in" fo:padding-right="0.1944in" style:shadow="none" fo:background-color="#FFFFFF"/>
    </style:style>
    <style:style style:name="T143" style:parent-style-name="csharp" style:family="text">
      <style:text-properties fo:color="#4E5758" fo:language="en" fo:country="GB"/>
    </style:style>
    <style:style style:name="T144" style:parent-style-name="operator" style:family="text">
      <style:text-properties fo:color="#268BD2" fo:language="en" fo:country="GB"/>
    </style:style>
    <style:style style:name="T145" style:parent-style-name="type" style:family="text">
      <style:text-properties fo:color="#3364AD" fo:language="en" fo:country="GB"/>
    </style:style>
    <style:style style:name="T146" style:parent-style-name="csharp" style:family="text">
      <style:text-properties fo:color="#4E5758" fo:language="en" fo:country="GB"/>
    </style:style>
    <style:style style:name="T147" style:parent-style-name="type" style:family="text">
      <style:text-properties fo:color="#3364AD" fo:language="en" fo:country="GB"/>
    </style:style>
    <style:style style:name="T148" style:parent-style-name="operator" style:family="text">
      <style:text-properties fo:color="#268BD2" fo:language="en" fo:country="GB"/>
    </style:style>
    <style:style style:name="T149" style:parent-style-name="string" style:family="text">
      <style:text-properties fo:color="#F57D00" fo:language="en" fo:country="GB"/>
    </style:style>
    <style:style style:name="T150" style:parent-style-name="operator" style:family="text">
      <style:text-properties fo:color="#268BD2" fo:language="en" fo:country="GB"/>
    </style:style>
    <style:style style:name="P151" style:parent-style-name="HTML-voorafopgemaakt" style:family="paragraph">
      <style:paragraph-properties fo:border="0.0416in solid #ECF0F1" fo:padding-top="0.1666in" fo:padding-left="0.1944in" fo:padding-bottom="0.1666in" fo:padding-right="0.1944in" style:shadow="none" fo:background-color="#FFFFFF"/>
    </style:style>
    <style:style style:name="T152" style:parent-style-name="csharp" style:family="text">
      <style:text-properties fo:color="#4E5758" fo:language="en" fo:country="GB"/>
    </style:style>
    <style:style style:name="T153" style:parent-style-name="operator" style:family="text">
      <style:text-properties fo:color="#268BD2" fo:language="en" fo:country="GB"/>
    </style:style>
    <style:style style:name="T154" style:parent-style-name="type" style:family="text">
      <style:text-properties fo:color="#3364AD" fo:language="en" fo:country="GB"/>
    </style:style>
    <style:style style:name="T155" style:parent-style-name="csharp" style:family="text">
      <style:text-properties fo:color="#4E5758" fo:language="en" fo:country="GB"/>
    </style:style>
    <style:style style:name="T156" style:parent-style-name="type" style:family="text">
      <style:text-properties fo:color="#3364AD" fo:language="en" fo:country="GB"/>
    </style:style>
    <style:style style:name="T157" style:parent-style-name="operator" style:family="text">
      <style:text-properties fo:color="#268BD2" fo:language="en" fo:country="GB"/>
    </style:style>
    <style:style style:name="T158" style:parent-style-name="string" style:family="text">
      <style:text-properties fo:color="#F57D00" fo:language="en" fo:country="GB"/>
    </style:style>
    <style:style style:name="P159" style:parent-style-name="HTML-voorafopgemaakt" style:family="paragraph">
      <style:paragraph-properties fo:border="0.0416in solid #ECF0F1" fo:padding-top="0.1666in" fo:padding-left="0.1944in" fo:padding-bottom="0.1666in" fo:padding-right="0.1944in" style:shadow="none" fo:background-color="#FFFFFF"/>
    </style:style>
    <style:style style:name="T160" style:parent-style-name="csharp" style:family="text">
      <style:text-properties fo:color="#4E5758" fo:language="en" fo:country="GB"/>
    </style:style>
    <style:style style:name="T161" style:parent-style-name="type" style:family="text">
      <style:text-properties fo:color="#3364AD" fo:language="en" fo:country="GB"/>
    </style:style>
    <style:style style:name="T162" style:parent-style-name="operator" style:family="text">
      <style:text-properties fo:color="#268BD2" fo:language="en" fo:country="GB"/>
    </style:style>
    <style:style style:name="T163" style:parent-style-name="string" style:family="text">
      <style:text-properties fo:color="#F57D00" fo:language="en" fo:country="GB"/>
    </style:style>
    <style:style style:name="T164" style:parent-style-name="csharp" style:family="text">
      <style:text-properties fo:color="#4E5758" fo:language="en" fo:country="GB"/>
    </style:style>
    <style:style style:name="T165" style:parent-style-name="operator" style:family="text">
      <style:text-properties fo:color="#268BD2" fo:language="en" fo:country="GB"/>
    </style:style>
    <style:style style:name="P166" style:parent-style-name="HTML-voorafopgemaakt" style:family="paragraph">
      <style:paragraph-properties fo:border="0.0416in solid #ECF0F1" fo:padding-top="0.1666in" fo:padding-left="0.1944in" fo:padding-bottom="0.1666in" fo:padding-right="0.1944in" style:shadow="none" fo:background-color="#FFFFFF"/>
    </style:style>
    <style:style style:name="T167" style:parent-style-name="csharp" style:family="text">
      <style:text-properties fo:color="#4E5758" fo:language="en" fo:country="GB"/>
    </style:style>
    <style:style style:name="P168" style:parent-style-name="HTML-voorafopgemaakt" style:family="paragraph">
      <style:paragraph-properties fo:border="0.0416in solid #ECF0F1" fo:padding-top="0.1666in" fo:padding-left="0.1944in" fo:padding-bottom="0.1666in" fo:padding-right="0.1944in" style:shadow="none" fo:background-color="#FFFFFF"/>
    </style:style>
    <style:style style:name="T169" style:parent-style-name="csharp" style:family="text">
      <style:text-properties fo:color="#4E5758" fo:language="en" fo:country="GB"/>
    </style:style>
    <style:style style:name="T170" style:parent-style-name="operator" style:family="text">
      <style:text-properties fo:color="#268BD2" fo:language="en" fo:country="GB"/>
    </style:style>
    <style:style style:name="T171" style:parent-style-name="type" style:family="text">
      <style:text-properties fo:color="#3364AD" fo:language="en" fo:country="GB"/>
    </style:style>
    <style:style style:name="T172" style:parent-style-name="csharp" style:family="text">
      <style:text-properties fo:color="#4E5758" fo:language="en" fo:country="GB"/>
    </style:style>
    <style:style style:name="T173" style:parent-style-name="type" style:family="text">
      <style:text-properties fo:color="#3364AD" fo:language="en" fo:country="GB"/>
    </style:style>
    <style:style style:name="T174" style:parent-style-name="operator" style:family="text">
      <style:text-properties fo:color="#268BD2" fo:language="en" fo:country="GB"/>
    </style:style>
    <style:style style:name="T175" style:parent-style-name="string" style:family="text">
      <style:text-properties fo:color="#F57D00" fo:language="en" fo:country="GB"/>
    </style:style>
    <style:style style:name="P176" style:parent-style-name="HTML-voorafopgemaakt" style:family="paragraph">
      <style:paragraph-properties fo:border="0.0416in solid #ECF0F1" fo:padding-top="0.1666in" fo:padding-left="0.1944in" fo:padding-bottom="0.1666in" fo:padding-right="0.1944in" style:shadow="none" fo:background-color="#FFFFFF"/>
    </style:style>
    <style:style style:name="T177" style:parent-style-name="csharp" style:family="text">
      <style:text-properties fo:color="#4E5758" fo:language="en" fo:country="GB"/>
    </style:style>
    <style:style style:name="T178" style:parent-style-name="type" style:family="text">
      <style:text-properties fo:color="#3364AD" fo:language="en" fo:country="GB"/>
    </style:style>
    <style:style style:name="T179" style:parent-style-name="operator" style:family="text">
      <style:text-properties fo:color="#268BD2" fo:language="en" fo:country="GB"/>
    </style:style>
    <style:style style:name="T180" style:parent-style-name="string" style:family="text">
      <style:text-properties fo:color="#F57D00" fo:language="en" fo:country="GB"/>
    </style:style>
    <style:style style:name="T181" style:parent-style-name="csharp" style:family="text">
      <style:text-properties fo:color="#4E5758" fo:language="en" fo:country="GB"/>
    </style:style>
    <style:style style:name="T182" style:parent-style-name="operator" style:family="text">
      <style:text-properties fo:color="#268BD2" fo:language="en" fo:country="GB"/>
    </style:style>
    <style:style style:name="P183" style:parent-style-name="HTML-voorafopgemaakt" style:family="paragraph">
      <style:paragraph-properties fo:border="0.0416in solid #ECF0F1" fo:padding-top="0.1666in" fo:padding-left="0.1944in" fo:padding-bottom="0.1666in" fo:padding-right="0.1944in" style:shadow="none" fo:background-color="#FFFFFF"/>
    </style:style>
    <style:style style:name="T184" style:parent-style-name="csharp" style:family="text">
      <style:text-properties fo:color="#4E5758" fo:language="en" fo:country="GB"/>
    </style:style>
    <style:style style:name="T185" style:parent-style-name="operator" style:family="text">
      <style:text-properties fo:color="#268BD2" fo:language="en" fo:country="GB"/>
    </style:style>
    <style:style style:name="T186" style:parent-style-name="type" style:family="text">
      <style:text-properties fo:color="#3364AD" fo:language="en" fo:country="GB"/>
    </style:style>
    <style:style style:name="T187" style:parent-style-name="operator" style:family="text">
      <style:text-properties fo:color="#268BD2" fo:language="en" fo:country="GB"/>
    </style:style>
    <style:style style:name="P188" style:parent-style-name="HTML-voorafopgemaakt" style:family="paragraph">
      <style:paragraph-properties fo:border="0.0416in solid #ECF0F1" fo:padding-top="0.1666in" fo:padding-left="0.1944in" fo:padding-bottom="0.1666in" fo:padding-right="0.1944in" style:shadow="none" fo:background-color="#FFFFFF"/>
    </style:style>
    <style:style style:name="T189" style:parent-style-name="csharp" style:family="text">
      <style:text-properties fo:color="#4E5758" fo:language="en" fo:country="GB"/>
    </style:style>
    <style:style style:name="T190" style:parent-style-name="operator" style:family="text">
      <style:text-properties fo:color="#268BD2" fo:language="en" fo:country="GB"/>
    </style:style>
    <style:style style:name="T191" style:parent-style-name="type" style:family="text">
      <style:text-properties fo:color="#3364AD" fo:language="en" fo:country="GB"/>
    </style:style>
    <style:style style:name="T192" style:parent-style-name="csharp" style:family="text">
      <style:text-properties fo:color="#4E5758" fo:language="en" fo:country="GB"/>
    </style:style>
    <style:style style:name="T193" style:parent-style-name="function" style:family="text">
      <style:text-properties fo:color="#555753" fo:language="en" fo:country="GB"/>
    </style:style>
    <style:style style:name="T194" style:parent-style-name="operator" style:family="text">
      <style:text-properties fo:color="#268BD2" fo:language="en" fo:country="GB"/>
    </style:style>
    <style:style style:name="P195" style:parent-style-name="HTML-voorafopgemaakt" style:family="paragraph">
      <style:paragraph-properties fo:border="0.0416in solid #ECF0F1" fo:padding-top="0.1666in" fo:padding-left="0.1944in" fo:padding-bottom="0.1666in" fo:padding-right="0.1944in" style:shadow="none" fo:background-color="#FFFFFF"/>
      <style:text-properties fo:color="#4E5758" fo:font-size="10.5pt" style:font-size-asian="10.5pt" style:font-size-complex="10.5pt" fo:language="en" fo:country="GB"/>
    </style:style>
    <style:style style:name="P196" style:parent-style-name="Standaard" style:family="paragraph">
      <style:text-properties style:font-name="Calibri Light" style:font-name-complex="Segoe UI" fo:font-size="12pt" style:font-size-asian="12pt" style:font-size-complex="12pt" fo:background-color="#FFFFFF"/>
    </style:style>
    <style:style style:name="P197" style:parent-style-name="Standaard" style:family="paragraph">
      <style:text-properties style:font-name="Calibri Light" style:font-name-complex="Segoe UI" fo:font-size="12pt" style:font-size-asian="12pt" style:font-size-complex="12pt" fo:background-color="#FFFFFF"/>
    </style:style>
    <style:style style:name="P198" style:parent-style-name="HTML-voorafopgemaakt" style:family="paragraph">
      <style:paragraph-properties fo:border="0.0416in solid #ECF0F1" fo:padding-top="0.1666in" fo:padding-left="0.1944in" fo:padding-bottom="0.1666in" fo:padding-right="0.1944in" style:shadow="none" fo:background-color="#FFFFFF"/>
    </style:style>
    <style:style style:name="T199" style:parent-style-name="Standaardalinea-lettertype" style:family="text">
      <style:text-properties fo:color="#009695" fo:language="en" fo:country="GB"/>
    </style:style>
    <style:style style:name="T200" style:parent-style-name="keyword" style:family="text">
      <style:text-properties fo:color="#009695" fo:language="en" fo:country="GB"/>
    </style:style>
    <style:style style:name="T201" style:parent-style-name="csharp" style:family="text">
      <style:text-properties fo:color="#4E5758" fo:language="en" fo:country="GB"/>
    </style:style>
    <style:style style:name="T202" style:parent-style-name="operator" style:family="text">
      <style:text-properties fo:color="#268BD2" fo:language="en" fo:country="GB"/>
    </style:style>
    <style:style style:name="T203" style:parent-style-name="csharp" style:family="text">
      <style:text-properties fo:color="#4E5758" fo:language="en" fo:country="GB"/>
    </style:style>
    <style:style style:name="T204" style:parent-style-name="keyword" style:family="text">
      <style:text-properties fo:color="#009695" fo:language="en" fo:country="GB"/>
    </style:style>
    <style:style style:name="T205" style:parent-style-name="csharp" style:family="text">
      <style:text-properties fo:color="#4E5758" fo:language="en" fo:country="GB"/>
    </style:style>
    <style:style style:name="T206" style:parent-style-name="function" style:family="text">
      <style:text-properties fo:color="#555753" fo:language="en" fo:country="GB"/>
    </style:style>
    <style:style style:name="T207" style:parent-style-name="csharp" style:family="text">
      <style:text-properties fo:color="#4E5758" fo:language="en" fo:country="GB"/>
    </style:style>
    <style:style style:name="T208" style:parent-style-name="operator" style:family="text">
      <style:text-properties fo:color="#268BD2" fo:language="en" fo:country="GB"/>
    </style:style>
    <style:style style:name="T209" style:parent-style-name="csharp" style:family="text">
      <style:text-properties fo:color="#4E5758" fo:language="en" fo:country="GB"/>
    </style:style>
    <style:style style:name="T210" style:parent-style-name="type" style:family="text">
      <style:text-properties fo:color="#3364AD" fo:language="en" fo:country="GB"/>
    </style:style>
    <style:style style:name="T211" style:parent-style-name="csharp" style:family="text">
      <style:text-properties fo:color="#4E5758" fo:language="en" fo:country="GB"/>
    </style:style>
    <style:style style:name="P212" style:parent-style-name="HTML-voorafopgemaakt" style:family="paragraph">
      <style:paragraph-properties fo:border="0.0416in solid #ECF0F1" fo:padding-top="0.1666in" fo:padding-left="0.1944in" fo:padding-bottom="0.1666in" fo:padding-right="0.1944in" style:shadow="none" fo:background-color="#FFFFFF"/>
    </style:style>
    <style:style style:name="T213" style:parent-style-name="csharp" style:family="text">
      <style:text-properties fo:color="#4E5758" fo:language="en" fo:country="GB"/>
    </style:style>
    <style:style style:name="T214" style:parent-style-name="type" style:family="text">
      <style:text-properties fo:color="#3364AD" fo:language="en" fo:country="GB"/>
    </style:style>
    <style:style style:name="T215" style:parent-style-name="csharp" style:family="text">
      <style:text-properties fo:color="#4E5758" fo:language="en" fo:country="GB"/>
    </style:style>
    <style:style style:name="T216" style:parent-style-name="operator" style:family="text">
      <style:text-properties fo:color="#268BD2" fo:language="en" fo:country="GB"/>
    </style:style>
    <style:style style:name="T217" style:parent-style-name="csharp" style:family="text">
      <style:text-properties fo:color="#4E5758" fo:language="en" fo:country="GB"/>
    </style:style>
    <style:style style:name="P218" style:parent-style-name="HTML-voorafopgemaakt" style:family="paragraph">
      <style:paragraph-properties fo:border="0.0416in solid #ECF0F1" fo:padding-top="0.1666in" fo:padding-left="0.1944in" fo:padding-bottom="0.1666in" fo:padding-right="0.1944in" style:shadow="none" fo:background-color="#FFFFFF"/>
    </style:style>
    <style:style style:name="T219" style:parent-style-name="csharp" style:family="text">
      <style:text-properties fo:color="#4E5758" fo:language="en" fo:country="GB"/>
    </style:style>
    <style:style style:name="T220" style:parent-style-name="type" style:family="text">
      <style:text-properties fo:color="#3364AD" fo:language="en" fo:country="GB"/>
    </style:style>
    <style:style style:name="T221" style:parent-style-name="csharp" style:family="text">
      <style:text-properties fo:color="#4E5758" fo:language="en" fo:country="GB"/>
    </style:style>
    <style:style style:name="T222" style:parent-style-name="operator" style:family="text">
      <style:text-properties fo:color="#268BD2" fo:language="en" fo:country="GB"/>
    </style:style>
    <style:style style:name="T223" style:parent-style-name="csharp" style:family="text">
      <style:text-properties fo:color="#4E5758" fo:language="en" fo:country="GB"/>
    </style:style>
    <style:style style:name="P224" style:parent-style-name="HTML-voorafopgemaakt" style:family="paragraph">
      <style:paragraph-properties fo:border="0.0416in solid #ECF0F1" fo:padding-top="0.1666in" fo:padding-left="0.1944in" fo:padding-bottom="0.1666in" fo:padding-right="0.1944in" style:shadow="none" fo:background-color="#FFFFFF"/>
    </style:style>
    <style:style style:name="T225" style:parent-style-name="csharp" style:family="text">
      <style:text-properties fo:color="#4E5758" fo:language="en" fo:country="GB"/>
    </style:style>
    <style:style style:name="P226" style:parent-style-name="HTML-voorafopgemaakt" style:family="paragraph">
      <style:paragraph-properties fo:border="0.0416in solid #ECF0F1" fo:padding-top="0.1666in" fo:padding-left="0.1944in" fo:padding-bottom="0.1666in" fo:padding-right="0.1944in" style:shadow="none" fo:background-color="#FFFFFF"/>
    </style:style>
    <style:style style:name="T227" style:parent-style-name="csharp" style:family="text">
      <style:text-properties fo:color="#4E5758" fo:language="en" fo:country="GB"/>
    </style:style>
    <style:style style:name="T228" style:parent-style-name="operator" style:family="text">
      <style:text-properties fo:color="#268BD2" fo:language="en" fo:country="GB"/>
    </style:style>
    <style:style style:name="T229" style:parent-style-name="csharp" style:family="text">
      <style:text-properties fo:color="#4E5758" fo:language="en" fo:country="GB"/>
    </style:style>
    <style:style style:name="T230" style:parent-style-name="type" style:family="text">
      <style:text-properties fo:color="#3364AD" fo:language="en" fo:country="GB"/>
    </style:style>
    <style:style style:name="T231" style:parent-style-name="csharp" style:family="text">
      <style:text-properties fo:color="#4E5758" fo:language="en" fo:country="GB"/>
    </style:style>
    <style:style style:name="T232" style:parent-style-name="type" style:family="text">
      <style:text-properties fo:color="#3364AD" fo:language="en" fo:country="GB"/>
    </style:style>
    <style:style style:name="T233" style:parent-style-name="csharp" style:family="text">
      <style:text-properties fo:color="#4E5758" fo:language="en" fo:country="GB"/>
    </style:style>
    <style:style style:name="T234" style:parent-style-name="operator" style:family="text">
      <style:text-properties fo:color="#268BD2" fo:language="en" fo:country="GB"/>
    </style:style>
    <style:style style:name="T235" style:parent-style-name="csharp" style:family="text">
      <style:text-properties fo:color="#4E5758" fo:language="en" fo:country="GB"/>
    </style:style>
    <style:style style:name="T236" style:parent-style-name="type" style:family="text">
      <style:text-properties fo:color="#3364AD" fo:language="en" fo:country="GB"/>
    </style:style>
    <style:style style:name="T237" style:parent-style-name="csharp" style:family="text">
      <style:text-properties fo:color="#4E5758" fo:language="en" fo:country="GB"/>
    </style:style>
    <style:style style:name="T238" style:parent-style-name="function" style:family="text">
      <style:text-properties fo:color="#555753" fo:language="en" fo:country="GB"/>
    </style:style>
    <style:style style:name="T239" style:parent-style-name="csharp" style:family="text">
      <style:text-properties fo:color="#4E5758" fo:language="en" fo:country="GB"/>
    </style:style>
    <style:style style:name="T240" style:parent-style-name="type" style:family="text">
      <style:text-properties fo:color="#3364AD" fo:language="en" fo:country="GB"/>
    </style:style>
    <style:style style:name="T241" style:parent-style-name="csharp" style:family="text">
      <style:text-properties fo:color="#4E5758" fo:language="en" fo:country="GB"/>
    </style:style>
    <style:style style:name="T242" style:parent-style-name="operator" style:family="text">
      <style:text-properties fo:color="#268BD2" fo:language="en" fo:country="GB"/>
    </style:style>
    <style:style style:name="T243" style:parent-style-name="csharp" style:family="text">
      <style:text-properties fo:color="#4E5758" fo:language="en" fo:country="GB"/>
    </style:style>
    <style:style style:name="T244" style:parent-style-name="type" style:family="text">
      <style:text-properties fo:color="#3364AD" fo:language="en" fo:country="GB"/>
    </style:style>
    <style:style style:name="T245" style:parent-style-name="csharp" style:family="text">
      <style:text-properties fo:color="#4E5758" fo:language="en" fo:country="GB"/>
    </style:style>
    <style:style style:name="T246" style:parent-style-name="type" style:family="text">
      <style:text-properties fo:color="#3364AD" fo:language="en" fo:country="GB"/>
    </style:style>
    <style:style style:name="T247" style:parent-style-name="csharp" style:family="text">
      <style:text-properties fo:color="#4E5758" fo:language="en" fo:country="GB"/>
    </style:style>
    <style:style style:name="P248" style:parent-style-name="HTML-voorafopgemaakt" style:family="paragraph">
      <style:paragraph-properties fo:border="0.0416in solid #ECF0F1" fo:padding-top="0.1666in" fo:padding-left="0.1944in" fo:padding-bottom="0.1666in" fo:padding-right="0.1944in" style:shadow="none" fo:background-color="#FFFFFF"/>
    </style:style>
    <style:style style:name="T249" style:parent-style-name="csharp" style:family="text">
      <style:text-properties fo:color="#4E5758" fo:language="en" fo:country="GB"/>
    </style:style>
    <style:style style:name="T250" style:parent-style-name="csharp" style:family="text">
      <style:text-properties fo:color="#4E5758"/>
    </style:style>
    <style:style style:name="P251" style:parent-style-name="HTML-voorafopgemaakt" style:family="paragraph">
      <style:paragraph-properties fo:border="0.0416in solid #ECF0F1" fo:padding-top="0.1666in" fo:padding-left="0.1944in" fo:padding-bottom="0.1666in" fo:padding-right="0.1944in" style:shadow="none" fo:background-color="#FFFFFF"/>
    </style:style>
    <style:style style:name="T252" style:parent-style-name="Standaardalinea-lettertype" style:family="text">
      <style:text-properties fo:color="#4E5758"/>
    </style:style>
    <style:style style:name="P253" style:parent-style-name="HTML-voorafopgemaakt" style:family="paragraph">
      <style:paragraph-properties fo:border="0.0416in solid #ECF0F1" fo:padding-top="0.1666in" fo:padding-left="0.1944in" fo:padding-bottom="0.1666in" fo:padding-right="0.1944in" style:shadow="none" fo:background-color="#FFFFFF"/>
    </style:style>
    <style:style style:name="T254" style:parent-style-name="type" style:family="text">
      <style:text-properties fo:color="#3364AD" fo:language="en" fo:country="GB"/>
    </style:style>
    <style:style style:name="T255" style:parent-style-name="csharp" style:family="text">
      <style:text-properties fo:color="#4E5758" fo:language="en" fo:country="GB"/>
    </style:style>
    <style:style style:name="T256" style:parent-style-name="operator" style:family="text">
      <style:text-properties fo:color="#268BD2" fo:language="en" fo:country="GB"/>
    </style:style>
    <style:style style:name="T257" style:parent-style-name="csharp" style:family="text">
      <style:text-properties fo:color="#4E5758" fo:language="en" fo:country="GB"/>
    </style:style>
    <style:style style:name="P258" style:parent-style-name="HTML-voorafopgemaakt" style:family="paragraph">
      <style:paragraph-properties fo:border="0.0416in solid #ECF0F1" fo:padding-top="0.1666in" fo:padding-left="0.1944in" fo:padding-bottom="0.1666in" fo:padding-right="0.1944in" style:shadow="none" fo:background-color="#FFFFFF"/>
    </style:style>
    <style:style style:name="T259" style:parent-style-name="csharp" style:family="text">
      <style:text-properties fo:color="#4E5758" fo:language="en" fo:country="GB"/>
    </style:style>
    <style:style style:name="T260" style:parent-style-name="keyword" style:family="text">
      <style:text-properties fo:color="#009695" fo:language="en" fo:country="GB"/>
    </style:style>
    <style:style style:name="T261" style:parent-style-name="csharp" style:family="text">
      <style:text-properties fo:color="#4E5758" fo:language="en" fo:country="GB"/>
    </style:style>
    <style:style style:name="T262" style:parent-style-name="type" style:family="text">
      <style:text-properties fo:color="#3364AD" fo:language="en" fo:country="GB"/>
    </style:style>
    <style:style style:name="T263" style:parent-style-name="csharp" style:family="text">
      <style:text-properties fo:color="#4E5758" fo:language="en" fo:country="GB"/>
    </style:style>
    <style:style style:name="T264" style:parent-style-name="type" style:family="text">
      <style:text-properties fo:color="#3364AD" fo:language="en" fo:country="GB"/>
    </style:style>
    <style:style style:name="T265" style:parent-style-name="csharp" style:family="text">
      <style:text-properties fo:color="#4E5758" fo:language="en" fo:country="GB"/>
    </style:style>
    <style:style style:name="T266" style:parent-style-name="operator" style:family="text">
      <style:text-properties fo:color="#268BD2" fo:language="en" fo:country="GB"/>
    </style:style>
    <style:style style:name="T267" style:parent-style-name="csharp" style:family="text">
      <style:text-properties fo:color="#4E5758" fo:language="en" fo:country="GB"/>
    </style:style>
    <style:style style:name="T268" style:parent-style-name="string" style:family="text">
      <style:text-properties fo:color="#F57D00" fo:language="en" fo:country="GB"/>
    </style:style>
    <style:style style:name="T269" style:parent-style-name="csharp" style:family="text">
      <style:text-properties fo:color="#4E5758" fo:language="en" fo:country="GB"/>
    </style:style>
    <style:style style:name="T270" style:parent-style-name="type" style:family="text">
      <style:text-properties fo:color="#3364AD" fo:language="en" fo:country="GB"/>
    </style:style>
    <style:style style:name="T271" style:parent-style-name="csharp" style:family="text">
      <style:text-properties fo:color="#4E5758" fo:language="en" fo:country="GB"/>
    </style:style>
    <style:style style:name="T272" style:parent-style-name="operator" style:family="text">
      <style:text-properties fo:color="#268BD2" fo:language="en" fo:country="GB"/>
    </style:style>
    <style:style style:name="T273" style:parent-style-name="csharp" style:family="text">
      <style:text-properties fo:color="#4E5758" fo:language="en" fo:country="GB"/>
    </style:style>
    <style:style style:name="P274" style:parent-style-name="HTML-voorafopgemaakt" style:family="paragraph">
      <style:paragraph-properties fo:border="0.0416in solid #ECF0F1" fo:padding-top="0.1666in" fo:padding-left="0.1944in" fo:padding-bottom="0.1666in" fo:padding-right="0.1944in" style:shadow="none" fo:background-color="#FFFFFF"/>
    </style:style>
    <style:style style:name="T275" style:parent-style-name="csharp" style:family="text">
      <style:text-properties fo:color="#4E5758" fo:language="en" fo:country="GB"/>
    </style:style>
    <style:style style:name="P276" style:parent-style-name="HTML-voorafopgemaakt" style:family="paragraph">
      <style:paragraph-properties fo:border="0.0416in solid #ECF0F1" fo:padding-top="0.1666in" fo:padding-left="0.1944in" fo:padding-bottom="0.1666in" fo:padding-right="0.1944in" style:shadow="none" fo:background-color="#FFFFFF"/>
    </style:style>
    <style:style style:name="T277" style:parent-style-name="csharp" style:family="text">
      <style:text-properties fo:color="#4E5758" fo:language="en" fo:country="GB"/>
    </style:style>
    <style:style style:name="T278" style:parent-style-name="operator" style:family="text">
      <style:text-properties fo:color="#268BD2" fo:language="en" fo:country="GB"/>
    </style:style>
    <style:style style:name="T279" style:parent-style-name="csharp" style:family="text">
      <style:text-properties fo:color="#4E5758" fo:language="en" fo:country="GB"/>
    </style:style>
    <style:style style:name="T280" style:parent-style-name="type" style:family="text">
      <style:text-properties fo:color="#3364AD" fo:language="en" fo:country="GB"/>
    </style:style>
    <style:style style:name="T281" style:parent-style-name="csharp" style:family="text">
      <style:text-properties fo:color="#4E5758" fo:language="en" fo:country="GB"/>
    </style:style>
    <style:style style:name="T282" style:parent-style-name="type" style:family="text">
      <style:text-properties fo:color="#3364AD" fo:language="en" fo:country="GB"/>
    </style:style>
    <style:style style:name="T283" style:parent-style-name="csharp" style:family="text">
      <style:text-properties fo:color="#4E5758" fo:language="en" fo:country="GB"/>
    </style:style>
    <style:style style:name="T284" style:parent-style-name="operator" style:family="text">
      <style:text-properties fo:color="#268BD2" fo:language="en" fo:country="GB"/>
    </style:style>
    <style:style style:name="T285" style:parent-style-name="csharp" style:family="text">
      <style:text-properties fo:color="#4E5758" fo:language="en" fo:country="GB"/>
    </style:style>
    <style:style style:name="T286" style:parent-style-name="string" style:family="text">
      <style:text-properties fo:color="#F57D00" fo:language="en" fo:country="GB"/>
    </style:style>
    <style:style style:name="T287" style:parent-style-name="csharp" style:family="text">
      <style:text-properties fo:color="#4E5758" fo:language="en" fo:country="GB"/>
    </style:style>
    <style:style style:name="T288" style:parent-style-name="type" style:family="text">
      <style:text-properties fo:color="#3364AD" fo:language="en" fo:country="GB"/>
    </style:style>
    <style:style style:name="T289" style:parent-style-name="csharp" style:family="text">
      <style:text-properties fo:color="#4E5758" fo:language="en" fo:country="GB"/>
    </style:style>
    <style:style style:name="T290" style:parent-style-name="operator" style:family="text">
      <style:text-properties fo:color="#268BD2" fo:language="en" fo:country="GB"/>
    </style:style>
    <style:style style:name="T291" style:parent-style-name="csharp" style:family="text">
      <style:text-properties fo:color="#4E5758" fo:language="en" fo:country="GB"/>
    </style:style>
    <style:style style:name="P292" style:parent-style-name="HTML-voorafopgemaakt" style:family="paragraph">
      <style:paragraph-properties fo:border="0.0416in solid #ECF0F1" fo:padding-top="0.1666in" fo:padding-left="0.1944in" fo:padding-bottom="0.1666in" fo:padding-right="0.1944in" style:shadow="none" fo:background-color="#FFFFFF"/>
    </style:style>
    <style:style style:name="T293" style:parent-style-name="csharp" style:family="text">
      <style:text-properties fo:color="#4E5758" fo:language="en" fo:country="GB"/>
    </style:style>
    <style:style style:name="T294" style:parent-style-name="csharp" style:family="text">
      <style:text-properties fo:color="#4E5758"/>
    </style:style>
    <style:style style:name="P295" style:parent-style-name="HTML-voorafopgemaakt" style:family="paragraph">
      <style:paragraph-properties fo:border="0.0416in solid #ECF0F1" fo:padding-top="0.1666in" fo:padding-left="0.1944in" fo:padding-bottom="0.1666in" fo:padding-right="0.1944in" style:shadow="none" fo:background-color="#FFFFFF"/>
      <style:text-properties fo:color="#4E5758" fo:font-size="10.5pt" style:font-size-asian="10.5pt" style:font-size-complex="10.5pt"/>
    </style:style>
    <style:style style:name="P296" style:parent-style-name="Standaard" style:family="paragraph">
      <style:text-properties style:font-name="Calibri Light" style:font-name-complex="Segoe UI" fo:background-color="#FFFFFF"/>
    </style:style>
    <style:style style:name="P297" style:parent-style-name="Standaard" style:family="paragraph">
      <style:text-properties style:font-name="Calibri Light" style:font-name-complex="Segoe UI" fo:color="#4E5758" fo:font-size="12pt" style:font-size-asian="12pt" style:font-size-complex="12pt" fo:background-color="#FFFFFF"/>
    </style:style>
    <style:style style:name="P298" style:parent-style-name="Standaard" style:family="paragraph">
      <style:text-properties style:font-name="Calibri Light" style:font-name-complex="Segoe UI" fo:color="#4E5758" fo:font-size="12pt" style:font-size-asian="12pt" style:font-size-complex="12pt" fo:background-color="#FFFFFF"/>
    </style:style>
    <style:style style:name="P299" style:parent-style-name="Kop1" style:family="paragraph">
      <style:text-properties fo:background-color="#FFFFFF" fo:language="en" fo:country="GB"/>
    </style:style>
    <style:style style:name="T300" style:parent-style-name="Standaardalinea-lettertype" style:family="text">
      <style:text-properties style:font-name="Calibri Light" fo:font-size="12pt" style:font-size-asian="12pt" style:font-size-complex="12pt"/>
    </style:style>
    <style:style style:name="T301" style:parent-style-name="Standaardalinea-lettertype" style:family="text">
      <style:text-properties style:font-name="Calibri Light" fo:font-style="italic" style:font-style-asian="italic" fo:font-size="12pt" style:font-size-asian="12pt" style:font-size-complex="12pt"/>
    </style:style>
    <style:style style:name="T302" style:parent-style-name="Standaardalinea-lettertype" style:family="text">
      <style:text-properties style:font-name="Calibri Light" fo:font-size="12pt" style:font-size-asian="12pt" style:font-size-complex="12pt"/>
    </style:style>
    <style:style style:name="T303" style:parent-style-name="Standaardalinea-lettertype" style:family="text">
      <style:text-properties style:font-name="Calibri Light" fo:font-style="italic" style:font-style-asian="italic" fo:font-size="12pt" style:font-size-asian="12pt" style:font-size-complex="12pt"/>
    </style:style>
    <style:style style:name="T304" style:parent-style-name="Standaardalinea-lettertype" style:family="text">
      <style:text-properties style:font-name="Calibri Light" fo:font-size="12pt" style:font-size-asian="12pt" style:font-size-complex="12pt"/>
    </style:style>
    <style:style style:name="T305" style:parent-style-name="Standaardalinea-lettertype" style:family="text">
      <style:text-properties style:font-name="Calibri Light" fo:font-style="italic" style:font-style-asian="italic" fo:font-size="12pt" style:font-size-asian="12pt" style:font-size-complex="12pt"/>
    </style:style>
    <style:style style:name="T306" style:parent-style-name="Standaardalinea-lettertype" style:family="text">
      <style:text-properties style:font-name="Calibri Light" fo:font-size="12pt" style:font-size-asian="12pt" style:font-size-complex="12pt"/>
    </style:style>
    <style:style style:name="T307" style:parent-style-name="Standaardalinea-lettertype" style:family="text">
      <style:text-properties style:font-name="Calibri Light" fo:font-style="italic" style:font-style-asian="italic" fo:font-size="12pt" style:font-size-asian="12pt" style:font-size-complex="12pt"/>
    </style:style>
    <style:style style:name="T308" style:parent-style-name="Standaardalinea-lettertype" style:family="text">
      <style:text-properties style:font-name="Calibri Light" fo:font-size="12pt" style:font-size-asian="12pt" style:font-size-complex="12pt"/>
    </style:style>
    <style:style style:name="T309" style:parent-style-name="Standaardalinea-lettertype" style:family="text">
      <style:text-properties style:font-name="Calibri Light" fo:font-style="italic" style:font-style-asian="italic" fo:font-size="12pt" style:font-size-asian="12pt" style:font-size-complex="12pt"/>
    </style:style>
    <style:style style:name="T310" style:parent-style-name="Standaardalinea-lettertype" style:family="text">
      <style:text-properties style:font-name="Calibri Light" fo:font-size="12pt" style:font-size-asian="12pt" style:font-size-complex="12pt"/>
    </style:style>
    <style:style style:name="P311" style:parent-style-name="Standaard" style:family="paragraph">
      <style:text-properties style:font-name="Calibri Light" fo:font-size="12pt" style:font-size-asian="12pt" style:font-size-complex="12pt"/>
    </style:style>
    <style:style style:name="P312" style:parent-style-name="HTML-voorafopgemaakt" style:family="paragraph">
      <style:paragraph-properties fo:border="0.0416in solid #ECF0F1" fo:padding-top="0.1666in" fo:padding-left="0.1944in" fo:padding-bottom="0.1666in" fo:padding-right="0.1944in" style:shadow="none" fo:background-color="#FFFFFF"/>
    </style:style>
    <style:style style:name="T313" style:parent-style-name="operator" style:family="text">
      <style:text-properties fo:color="#268BD2" fo:language="en" fo:country="GB"/>
    </style:style>
    <style:style style:name="T314" style:parent-style-name="type" style:family="text">
      <style:text-properties fo:color="#3364AD" fo:language="en" fo:country="GB"/>
    </style:style>
    <style:style style:name="T315" style:parent-style-name="operator" style:family="text">
      <style:text-properties fo:color="#268BD2" fo:language="en" fo:country="GB"/>
    </style:style>
    <style:style style:name="T316" style:parent-style-name="operator" style:family="text">
      <style:text-properties fo:color="#268BD2" fo:language="en" fo:country="GB"/>
    </style:style>
    <style:style style:name="P317" style:parent-style-name="HTML-voorafopgemaakt" style:family="paragraph">
      <style:paragraph-properties fo:border="0.0416in solid #ECF0F1" fo:padding-top="0.1666in" fo:padding-left="0.1944in" fo:padding-bottom="0.1666in" fo:padding-right="0.1944in" style:shadow="none" fo:background-color="#FFFFFF"/>
    </style:style>
    <style:style style:name="T318" style:parent-style-name="csharp" style:family="text">
      <style:text-properties fo:color="#4E5758" fo:language="en" fo:country="GB"/>
    </style:style>
    <style:style style:name="T319" style:parent-style-name="operator" style:family="text">
      <style:text-properties fo:color="#268BD2" fo:language="en" fo:country="GB"/>
    </style:style>
    <style:style style:name="T320" style:parent-style-name="type" style:family="text">
      <style:text-properties fo:color="#3364AD" fo:language="en" fo:country="GB"/>
    </style:style>
    <style:style style:name="T321" style:parent-style-name="csharp" style:family="text">
      <style:text-properties fo:color="#4E5758" fo:language="en" fo:country="GB"/>
    </style:style>
    <style:style style:name="T322" style:parent-style-name="type" style:family="text">
      <style:text-properties fo:color="#3364AD" fo:language="en" fo:country="GB"/>
    </style:style>
    <style:style style:name="T323" style:parent-style-name="operator" style:family="text">
      <style:text-properties fo:color="#268BD2" fo:language="en" fo:country="GB"/>
    </style:style>
    <style:style style:name="T324" style:parent-style-name="string" style:family="text">
      <style:text-properties fo:color="#F57D00" fo:language="en" fo:country="GB"/>
    </style:style>
    <style:style style:name="T325" style:parent-style-name="csharp" style:family="text">
      <style:text-properties fo:color="#4E5758" fo:language="en" fo:country="GB"/>
    </style:style>
    <style:style style:name="T326" style:parent-style-name="type" style:family="text">
      <style:text-properties fo:color="#3364AD" fo:language="en" fo:country="GB"/>
    </style:style>
    <style:style style:name="T327" style:parent-style-name="operator" style:family="text">
      <style:text-properties fo:color="#268BD2" fo:language="en" fo:country="GB"/>
    </style:style>
    <style:style style:name="T328" style:parent-style-name="string" style:family="text">
      <style:text-properties fo:color="#F57D00" fo:language="en" fo:country="GB"/>
    </style:style>
    <style:style style:name="T329" style:parent-style-name="operator" style:family="text">
      <style:text-properties fo:color="#268BD2" fo:language="en" fo:country="GB"/>
    </style:style>
    <style:style style:name="P330" style:parent-style-name="HTML-voorafopgemaakt" style:family="paragraph">
      <style:paragraph-properties fo:border="0.0416in solid #ECF0F1" fo:padding-top="0.1666in" fo:padding-left="0.1944in" fo:padding-bottom="0.1666in" fo:padding-right="0.1944in" style:shadow="none" fo:background-color="#FFFFFF"/>
    </style:style>
    <style:style style:name="T331" style:parent-style-name="csharp" style:family="text">
      <style:text-properties fo:color="#4E5758" fo:language="en" fo:country="GB"/>
    </style:style>
    <style:style style:name="P332" style:parent-style-name="HTML-voorafopgemaakt" style:family="paragraph">
      <style:paragraph-properties fo:border="0.0416in solid #ECF0F1" fo:padding-top="0.1666in" fo:padding-left="0.1944in" fo:padding-bottom="0.1666in" fo:padding-right="0.1944in" style:shadow="none" fo:background-color="#FFFFFF"/>
    </style:style>
    <style:style style:name="T333" style:parent-style-name="csharp" style:family="text">
      <style:text-properties fo:color="#4E5758" fo:language="en" fo:country="GB"/>
    </style:style>
    <style:style style:name="T334" style:parent-style-name="operator" style:family="text">
      <style:text-properties fo:color="#268BD2" fo:language="en" fo:country="GB"/>
    </style:style>
    <style:style style:name="T335" style:parent-style-name="type" style:family="text">
      <style:text-properties fo:color="#3364AD" fo:language="en" fo:country="GB"/>
    </style:style>
    <style:style style:name="T336" style:parent-style-name="operator" style:family="text">
      <style:text-properties fo:color="#268BD2" fo:language="en" fo:country="GB"/>
    </style:style>
    <style:style style:name="P337" style:parent-style-name="HTML-voorafopgemaakt" style:family="paragraph">
      <style:paragraph-properties fo:border="0.0416in solid #ECF0F1" fo:padding-top="0.1666in" fo:padding-left="0.1944in" fo:padding-bottom="0.1666in" fo:padding-right="0.1944in" style:shadow="none" fo:background-color="#FFFFFF"/>
    </style:style>
    <style:style style:name="T338" style:parent-style-name="Standaardalinea-lettertype" style:family="text">
      <style:text-properties fo:color="#4E5758" fo:language="en" fo:country="GB"/>
    </style:style>
    <style:style style:name="T339" style:parent-style-name="csharp" style:family="text">
      <style:text-properties fo:color="#4E5758" fo:language="en" fo:country="GB"/>
    </style:style>
    <style:style style:name="T340" style:parent-style-name="operator" style:family="text">
      <style:text-properties fo:color="#268BD2" fo:language="en" fo:country="GB"/>
    </style:style>
    <style:style style:name="T341" style:parent-style-name="type" style:family="text">
      <style:text-properties fo:color="#3364AD" fo:language="en" fo:country="GB"/>
    </style:style>
    <style:style style:name="T342" style:parent-style-name="csharp" style:family="text">
      <style:text-properties fo:color="#4E5758" fo:language="en" fo:country="GB"/>
    </style:style>
    <style:style style:name="T343" style:parent-style-name="type" style:family="text">
      <style:text-properties fo:color="#3364AD" fo:language="en" fo:country="GB"/>
    </style:style>
    <style:style style:name="T344" style:parent-style-name="operator" style:family="text">
      <style:text-properties fo:color="#268BD2" fo:language="en" fo:country="GB"/>
    </style:style>
    <style:style style:name="T345" style:parent-style-name="string" style:family="text">
      <style:text-properties fo:color="#F57D00" fo:language="en" fo:country="GB"/>
    </style:style>
    <style:style style:name="P346" style:parent-style-name="HTML-voorafopgemaakt" style:family="paragraph">
      <style:paragraph-properties fo:border="0.0416in solid #ECF0F1" fo:padding-top="0.1666in" fo:padding-left="0.1944in" fo:padding-bottom="0.1666in" fo:padding-right="0.1944in" style:shadow="none" fo:background-color="#FFFFFF"/>
    </style:style>
    <style:style style:name="T347" style:parent-style-name="csharp" style:family="text">
      <style:text-properties fo:color="#4E5758" fo:language="en" fo:country="GB"/>
    </style:style>
    <style:style style:name="T348" style:parent-style-name="type" style:family="text">
      <style:text-properties fo:color="#3364AD" fo:language="en" fo:country="GB"/>
    </style:style>
    <style:style style:name="T349" style:parent-style-name="operator" style:family="text">
      <style:text-properties fo:color="#268BD2" fo:language="en" fo:country="GB"/>
    </style:style>
    <style:style style:name="T350" style:parent-style-name="string" style:family="text">
      <style:text-properties fo:color="#F57D00" fo:language="en" fo:country="GB"/>
    </style:style>
    <style:style style:name="P351" style:parent-style-name="HTML-voorafopgemaakt" style:family="paragraph">
      <style:paragraph-properties fo:border="0.0416in solid #ECF0F1" fo:padding-top="0.1666in" fo:padding-left="0.1944in" fo:padding-bottom="0.1666in" fo:padding-right="0.1944in" style:shadow="none" fo:background-color="#FFFFFF"/>
    </style:style>
    <style:style style:name="T352" style:parent-style-name="csharp" style:family="text">
      <style:text-properties fo:color="#4E5758" fo:language="en" fo:country="GB"/>
    </style:style>
    <style:style style:name="T353" style:parent-style-name="type" style:family="text">
      <style:text-properties fo:color="#3364AD" fo:language="en" fo:country="GB"/>
    </style:style>
    <style:style style:name="T354" style:parent-style-name="operator" style:family="text">
      <style:text-properties fo:color="#268BD2" fo:language="en" fo:country="GB"/>
    </style:style>
    <style:style style:name="T355" style:parent-style-name="string" style:family="text">
      <style:text-properties fo:color="#F57D00" fo:language="en" fo:country="GB"/>
    </style:style>
    <style:style style:name="T356" style:parent-style-name="operator" style:family="text">
      <style:text-properties fo:color="#268BD2" fo:language="en" fo:country="GB"/>
    </style:style>
    <style:style style:name="P357" style:parent-style-name="HTML-voorafopgemaakt" style:family="paragraph">
      <style:paragraph-properties fo:border="0.0416in solid #ECF0F1" fo:padding-top="0.1666in" fo:padding-left="0.1944in" fo:padding-bottom="0.1666in" fo:padding-right="0.1944in" style:shadow="none" fo:background-color="#FFFFFF"/>
    </style:style>
    <style:style style:name="T358" style:parent-style-name="csharp" style:family="text">
      <style:text-properties fo:color="#4E5758" fo:language="en" fo:country="GB"/>
    </style:style>
    <style:style style:name="T359" style:parent-style-name="csharp" style:family="text">
      <style:text-properties fo:color="#4E5758"/>
    </style:style>
    <style:style style:name="P360" style:parent-style-name="HTML-voorafopgemaakt" style:family="paragraph">
      <style:paragraph-properties fo:border="0.0416in solid #ECF0F1" fo:padding-top="0.1666in" fo:padding-left="0.1944in" fo:padding-bottom="0.1666in" fo:padding-right="0.1944in" style:shadow="none" fo:background-color="#FFFFFF"/>
    </style:style>
    <style:style style:name="T361" style:parent-style-name="csharp" style:family="text">
      <style:text-properties fo:color="#4E5758" fo:language="en" fo:country="GB"/>
    </style:style>
    <style:style style:name="T362" style:parent-style-name="operator" style:family="text">
      <style:text-properties fo:color="#268BD2" fo:language="en" fo:country="GB"/>
    </style:style>
    <style:style style:name="T363" style:parent-style-name="type" style:family="text">
      <style:text-properties fo:color="#3364AD" fo:language="en" fo:country="GB"/>
    </style:style>
    <style:style style:name="T364" style:parent-style-name="csharp" style:family="text">
      <style:text-properties fo:color="#4E5758" fo:language="en" fo:country="GB"/>
    </style:style>
    <style:style style:name="T365" style:parent-style-name="type" style:family="text">
      <style:text-properties fo:color="#3364AD" fo:language="en" fo:country="GB"/>
    </style:style>
    <style:style style:name="T366" style:parent-style-name="operator" style:family="text">
      <style:text-properties fo:color="#268BD2" fo:language="en" fo:country="GB"/>
    </style:style>
    <style:style style:name="P367" style:parent-style-name="HTML-voorafopgemaakt" style:family="paragraph">
      <style:paragraph-properties fo:border="0.0416in solid #ECF0F1" fo:padding-top="0.1666in" fo:padding-left="0.1944in" fo:padding-bottom="0.1666in" fo:padding-right="0.1944in" style:shadow="none" fo:background-color="#FFFFFF"/>
    </style:style>
    <style:style style:name="T368" style:parent-style-name="Standaardalinea-lettertype" style:family="text">
      <style:text-properties fo:color="#4E5758" fo:language="en" fo:country="GB"/>
    </style:style>
    <style:style style:name="T369" style:parent-style-name="csharp" style:family="text">
      <style:text-properties fo:color="#4E5758" fo:language="en" fo:country="GB"/>
    </style:style>
    <style:style style:name="T370" style:parent-style-name="operator" style:family="text">
      <style:text-properties fo:color="#268BD2" fo:language="en" fo:country="GB"/>
    </style:style>
    <style:style style:name="T371" style:parent-style-name="type" style:family="text">
      <style:text-properties fo:color="#3364AD" fo:language="en" fo:country="GB"/>
    </style:style>
    <style:style style:name="T372" style:parent-style-name="csharp" style:family="text">
      <style:text-properties fo:color="#4E5758" fo:language="en" fo:country="GB"/>
    </style:style>
    <style:style style:name="T373" style:parent-style-name="type" style:family="text">
      <style:text-properties fo:color="#3364AD" fo:language="en" fo:country="GB"/>
    </style:style>
    <style:style style:name="T374" style:parent-style-name="operator" style:family="text">
      <style:text-properties fo:color="#268BD2" fo:language="en" fo:country="GB"/>
    </style:style>
    <style:style style:name="T375" style:parent-style-name="string" style:family="text">
      <style:text-properties fo:color="#F57D00" fo:language="en" fo:country="GB"/>
    </style:style>
    <style:style style:name="T376" style:parent-style-name="operator" style:family="text">
      <style:text-properties fo:color="#268BD2" fo:language="en" fo:country="GB"/>
    </style:style>
    <style:style style:name="P377" style:parent-style-name="HTML-voorafopgemaakt" style:family="paragraph">
      <style:paragraph-properties fo:border="0.0416in solid #ECF0F1" fo:padding-top="0.1666in" fo:padding-left="0.1944in" fo:padding-bottom="0.1666in" fo:padding-right="0.1944in" style:shadow="none" fo:background-color="#FFFFFF"/>
    </style:style>
    <style:style style:name="T378" style:parent-style-name="csharp" style:family="text">
      <style:text-properties fo:color="#4E5758" fo:language="en" fo:country="GB"/>
    </style:style>
    <style:style style:name="T379" style:parent-style-name="operator" style:family="text">
      <style:text-properties fo:color="#268BD2" fo:language="en" fo:country="GB"/>
    </style:style>
    <style:style style:name="T380" style:parent-style-name="type" style:family="text">
      <style:text-properties fo:color="#3364AD" fo:language="en" fo:country="GB"/>
    </style:style>
    <style:style style:name="T381" style:parent-style-name="csharp" style:family="text">
      <style:text-properties fo:color="#4E5758" fo:language="en" fo:country="GB"/>
    </style:style>
    <style:style style:name="T382" style:parent-style-name="type" style:family="text">
      <style:text-properties fo:color="#3364AD" fo:language="en" fo:country="GB"/>
    </style:style>
    <style:style style:name="T383" style:parent-style-name="operator" style:family="text">
      <style:text-properties fo:color="#268BD2" fo:language="en" fo:country="GB"/>
    </style:style>
    <style:style style:name="T384" style:parent-style-name="string" style:family="text">
      <style:text-properties fo:color="#F57D00" fo:language="en" fo:country="GB"/>
    </style:style>
    <style:style style:name="P385" style:parent-style-name="HTML-voorafopgemaakt" style:family="paragraph">
      <style:paragraph-properties fo:border="0.0416in solid #ECF0F1" fo:padding-top="0.1666in" fo:padding-left="0.1944in" fo:padding-bottom="0.1666in" fo:padding-right="0.1944in" style:shadow="none" fo:background-color="#FFFFFF"/>
    </style:style>
    <style:style style:name="T386" style:parent-style-name="csharp" style:family="text">
      <style:text-properties fo:color="#4E5758" fo:language="en" fo:country="GB"/>
    </style:style>
    <style:style style:name="T387" style:parent-style-name="type" style:family="text">
      <style:text-properties fo:color="#3364AD" fo:language="en" fo:country="GB"/>
    </style:style>
    <style:style style:name="T388" style:parent-style-name="operator" style:family="text">
      <style:text-properties fo:color="#268BD2" fo:language="en" fo:country="GB"/>
    </style:style>
    <style:style style:name="T389" style:parent-style-name="string" style:family="text">
      <style:text-properties fo:color="#F57D00" fo:language="en" fo:country="GB"/>
    </style:style>
    <style:style style:name="T390" style:parent-style-name="csharp" style:family="text">
      <style:text-properties fo:color="#4E5758" fo:language="en" fo:country="GB"/>
    </style:style>
    <style:style style:name="T391" style:parent-style-name="operator" style:family="text">
      <style:text-properties fo:color="#268BD2" fo:language="en" fo:country="GB"/>
    </style:style>
    <style:style style:name="P392" style:parent-style-name="HTML-voorafopgemaakt" style:family="paragraph">
      <style:paragraph-properties fo:border="0.0416in solid #ECF0F1" fo:padding-top="0.1666in" fo:padding-left="0.1944in" fo:padding-bottom="0.1666in" fo:padding-right="0.1944in" style:shadow="none" fo:background-color="#FFFFFF"/>
    </style:style>
    <style:style style:name="T393" style:parent-style-name="csharp" style:family="text">
      <style:text-properties fo:color="#4E5758" fo:language="en" fo:country="GB"/>
    </style:style>
    <style:style style:name="P394" style:parent-style-name="HTML-voorafopgemaakt" style:family="paragraph">
      <style:paragraph-properties fo:border="0.0416in solid #ECF0F1" fo:padding-top="0.1666in" fo:padding-left="0.1944in" fo:padding-bottom="0.1666in" fo:padding-right="0.1944in" style:shadow="none" fo:background-color="#FFFFFF"/>
    </style:style>
    <style:style style:name="T395" style:parent-style-name="csharp" style:family="text">
      <style:text-properties fo:color="#4E5758" fo:language="en" fo:country="GB"/>
    </style:style>
    <style:style style:name="T396" style:parent-style-name="operator" style:family="text">
      <style:text-properties fo:color="#268BD2" fo:language="en" fo:country="GB"/>
    </style:style>
    <style:style style:name="T397" style:parent-style-name="type" style:family="text">
      <style:text-properties fo:color="#3364AD" fo:language="en" fo:country="GB"/>
    </style:style>
    <style:style style:name="T398" style:parent-style-name="operator" style:family="text">
      <style:text-properties fo:color="#268BD2" fo:language="en" fo:country="GB"/>
    </style:style>
    <style:style style:name="P399" style:parent-style-name="HTML-voorafopgemaakt" style:family="paragraph">
      <style:paragraph-properties fo:border="0.0416in solid #ECF0F1" fo:padding-top="0.1666in" fo:padding-left="0.1944in" fo:padding-bottom="0.1666in" fo:padding-right="0.1944in" style:shadow="none" fo:background-color="#FFFFFF"/>
    </style:style>
    <style:style style:name="T400" style:parent-style-name="csharp" style:family="text">
      <style:text-properties fo:color="#4E5758" fo:language="en" fo:country="GB"/>
    </style:style>
    <style:style style:name="T401" style:parent-style-name="operator" style:family="text">
      <style:text-properties fo:color="#268BD2" fo:language="en" fo:country="GB"/>
    </style:style>
    <style:style style:name="T402" style:parent-style-name="type" style:family="text">
      <style:text-properties fo:color="#3364AD" fo:language="en" fo:country="GB"/>
    </style:style>
    <style:style style:name="T403" style:parent-style-name="csharp" style:family="text">
      <style:text-properties fo:color="#4E5758" fo:language="en" fo:country="GB"/>
    </style:style>
    <style:style style:name="T404" style:parent-style-name="function" style:family="text">
      <style:text-properties fo:color="#555753" fo:language="en" fo:country="GB"/>
    </style:style>
    <style:style style:name="T405" style:parent-style-name="operator" style:family="text">
      <style:text-properties fo:color="#268BD2" fo:language="en" fo:country="GB"/>
    </style:style>
    <style:style style:name="P406" style:parent-style-name="HTML-voorafopgemaakt" style:family="paragraph">
      <style:paragraph-properties fo:border="0.0416in solid #ECF0F1" fo:padding-top="0.1666in" fo:padding-left="0.1944in" fo:padding-bottom="0.1666in" fo:padding-right="0.1944in" style:shadow="none" fo:background-color="#FFFFFF"/>
      <style:text-properties fo:color="#4E5758" fo:font-size="10.5pt" style:font-size-asian="10.5pt" style:font-size-complex="10.5pt" fo:language="en" fo:country="GB"/>
    </style:style>
    <style:style style:name="T407" style:parent-style-name="Standaardalinea-lettertype" style:family="text">
      <style:text-properties style:font-name="Calibri Light" fo:font-size="12pt" style:font-size-asian="12pt" style:font-size-complex="12pt"/>
    </style:style>
    <style:style style:name="T408" style:parent-style-name="Standaardalinea-lettertype" style:family="text">
      <style:text-properties style:font-name="Calibri Light" fo:font-size="12pt" style:font-size-asian="12pt" style:font-size-complex="12pt"/>
    </style:style>
    <style:style style:name="T409" style:parent-style-name="Standaardalinea-lettertype" style:family="text">
      <style:text-properties style:font-name="Calibri Light" fo:font-size="12pt" style:font-size-asian="12pt" style:font-size-complex="12pt"/>
    </style:style>
    <style:style style:name="P410" style:parent-style-name="HTML-voorafopgemaakt" style:family="paragraph">
      <style:paragraph-properties fo:border="0.0416in solid #ECF0F1" fo:padding-top="0.1666in" fo:padding-left="0.1944in" fo:padding-bottom="0.1666in" fo:padding-right="0.1944in" style:shadow="none" fo:background-color="#FFFFFF"/>
    </style:style>
    <style:style style:name="T411" style:parent-style-name="csharp" style:family="text">
      <style:text-properties fo:color="#4E5758"/>
    </style:style>
    <style:style style:name="T412" style:parent-style-name="access" style:family="text">
      <style:text-properties fo:color="#009695" fo:language="en" fo:country="GB"/>
    </style:style>
    <style:style style:name="T413" style:parent-style-name="csharp" style:family="text">
      <style:text-properties fo:color="#4E5758" fo:language="en" fo:country="GB"/>
    </style:style>
    <style:style style:name="T414" style:parent-style-name="type" style:family="text">
      <style:text-properties fo:color="#3364AD" fo:language="en" fo:country="GB"/>
    </style:style>
    <style:style style:name="T415" style:parent-style-name="csharp" style:family="text">
      <style:text-properties fo:color="#4E5758" fo:language="en" fo:country="GB"/>
    </style:style>
    <style:style style:name="P416" style:parent-style-name="HTML-voorafopgemaakt" style:family="paragraph">
      <style:paragraph-properties fo:border="0.0416in solid #ECF0F1" fo:padding-top="0.1666in" fo:padding-left="0.1944in" fo:padding-bottom="0.1666in" fo:padding-right="0.1944in" style:shadow="none" fo:background-color="#FFFFFF"/>
    </style:style>
    <style:style style:name="T417" style:parent-style-name="csharp" style:family="text">
      <style:text-properties fo:color="#4E5758" fo:language="en" fo:country="GB"/>
    </style:style>
    <style:style style:name="P418" style:parent-style-name="HTML-voorafopgemaakt" style:family="paragraph">
      <style:paragraph-properties fo:border="0.0416in solid #ECF0F1" fo:padding-top="0.1666in" fo:padding-left="0.1944in" fo:padding-bottom="0.1666in" fo:padding-right="0.1944in" style:shadow="none" fo:background-color="#FFFFFF"/>
    </style:style>
    <style:style style:name="T419" style:parent-style-name="csharp" style:family="text">
      <style:text-properties fo:color="#4E5758" fo:language="en" fo:country="GB"/>
    </style:style>
    <style:style style:name="T420" style:parent-style-name="type" style:family="text">
      <style:text-properties fo:color="#3364AD" fo:language="en" fo:country="GB"/>
    </style:style>
    <style:style style:name="T421" style:parent-style-name="csharp" style:family="text">
      <style:text-properties fo:color="#4E5758" fo:language="en" fo:country="GB"/>
    </style:style>
    <style:style style:name="P422" style:parent-style-name="HTML-voorafopgemaakt" style:family="paragraph">
      <style:paragraph-properties fo:border="0.0416in solid #ECF0F1" fo:padding-top="0.1666in" fo:padding-left="0.1944in" fo:padding-bottom="0.1666in" fo:padding-right="0.1944in" style:shadow="none" fo:background-color="#FFFFFF"/>
    </style:style>
    <style:style style:name="T423" style:parent-style-name="csharp" style:family="text">
      <style:text-properties fo:color="#4E5758" fo:language="en" fo:country="GB"/>
    </style:style>
    <style:style style:name="T424" style:parent-style-name="type" style:family="text">
      <style:text-properties fo:color="#3364AD" fo:language="en" fo:country="GB"/>
    </style:style>
    <style:style style:name="T425" style:parent-style-name="csharp" style:family="text">
      <style:text-properties fo:color="#4E5758" fo:language="en" fo:country="GB"/>
    </style:style>
    <style:style style:name="T426" style:parent-style-name="string" style:family="text">
      <style:text-properties fo:color="#F57D00" fo:language="en" fo:country="GB"/>
    </style:style>
    <style:style style:name="T427" style:parent-style-name="csharp" style:family="text">
      <style:text-properties fo:color="#4E5758" fo:language="en" fo:country="GB"/>
    </style:style>
    <style:style style:name="T428" style:parent-style-name="operator" style:family="text">
      <style:text-properties fo:color="#268BD2" fo:language="en" fo:country="GB"/>
    </style:style>
    <style:style style:name="T429" style:parent-style-name="csharp" style:family="text">
      <style:text-properties fo:color="#4E5758" fo:language="en" fo:country="GB"/>
    </style:style>
    <style:style style:name="T430" style:parent-style-name="type" style:family="text">
      <style:text-properties fo:color="#3364AD" fo:language="en" fo:country="GB"/>
    </style:style>
    <style:style style:name="T431" style:parent-style-name="csharp" style:family="text">
      <style:text-properties fo:color="#4E5758" fo:language="en" fo:country="GB"/>
    </style:style>
    <style:style style:name="T432" style:parent-style-name="string" style:family="text">
      <style:text-properties fo:color="#F57D00" fo:language="en" fo:country="GB"/>
    </style:style>
    <style:style style:name="T433" style:parent-style-name="csharp" style:family="text">
      <style:text-properties fo:color="#4E5758" fo:language="en" fo:country="GB"/>
    </style:style>
    <style:style style:name="P434" style:parent-style-name="HTML-voorafopgemaakt" style:family="paragraph">
      <style:paragraph-properties fo:border="0.0416in solid #ECF0F1" fo:padding-top="0.1666in" fo:padding-left="0.1944in" fo:padding-bottom="0.1666in" fo:padding-right="0.1944in" style:shadow="none" fo:background-color="#FFFFFF"/>
    </style:style>
    <style:style style:name="T435" style:parent-style-name="csharp" style:family="text">
      <style:text-properties fo:color="#4E5758" fo:language="en" fo:country="GB"/>
    </style:style>
    <style:style style:name="P436" style:parent-style-name="HTML-voorafopgemaakt" style:family="paragraph">
      <style:paragraph-properties fo:border="0.0416in solid #ECF0F1" fo:padding-top="0.1666in" fo:padding-left="0.1944in" fo:padding-bottom="0.1666in" fo:padding-right="0.1944in" style:shadow="none" fo:background-color="#FFFFFF"/>
    </style:style>
    <style:style style:name="P437" style:parent-style-name="HTML-voorafopgemaakt" style:family="paragraph">
      <style:paragraph-properties fo:border="0.0416in solid #ECF0F1" fo:padding-top="0.1666in" fo:padding-left="0.1944in" fo:padding-bottom="0.1666in" fo:padding-right="0.1944in" style:shadow="none" fo:background-color="#FFFFFF"/>
    </style:style>
    <style:style style:name="T438" style:parent-style-name="csharp" style:family="text">
      <style:text-properties fo:color="#4E5758" fo:language="en" fo:country="GB"/>
    </style:style>
    <style:style style:name="T439" style:parent-style-name="type" style:family="text">
      <style:text-properties fo:color="#3364AD" fo:language="en" fo:country="GB"/>
    </style:style>
    <style:style style:name="T440" style:parent-style-name="csharp" style:family="text">
      <style:text-properties fo:color="#4E5758" fo:language="en" fo:country="GB"/>
    </style:style>
    <style:style style:name="T441" style:parent-style-name="function" style:family="text">
      <style:text-properties fo:color="#555753" fo:language="en" fo:country="GB"/>
    </style:style>
    <style:style style:name="T442" style:parent-style-name="csharp" style:family="text">
      <style:text-properties fo:color="#4E5758" fo:language="en" fo:country="GB"/>
    </style:style>
    <style:style style:name="T443" style:parent-style-name="type" style:family="text">
      <style:text-properties fo:color="#3364AD" fo:language="en" fo:country="GB"/>
    </style:style>
    <style:style style:name="T444" style:parent-style-name="csharp" style:family="text">
      <style:text-properties fo:color="#4E5758" fo:language="en" fo:country="GB"/>
    </style:style>
    <style:style style:name="T445" style:parent-style-name="type" style:family="text">
      <style:text-properties fo:color="#3364AD" fo:language="en" fo:country="GB"/>
    </style:style>
    <style:style style:name="T446" style:parent-style-name="csharp" style:family="text">
      <style:text-properties fo:color="#4E5758" fo:language="en" fo:country="GB"/>
    </style:style>
    <style:style style:name="P447" style:parent-style-name="HTML-voorafopgemaakt" style:family="paragraph">
      <style:paragraph-properties fo:border="0.0416in solid #ECF0F1" fo:padding-top="0.1666in" fo:padding-left="0.1944in" fo:padding-bottom="0.1666in" fo:padding-right="0.1944in" style:shadow="none" fo:background-color="#FFFFFF"/>
    </style:style>
    <style:style style:name="T448" style:parent-style-name="csharp" style:family="text">
      <style:text-properties fo:color="#4E5758" fo:language="en" fo:country="GB"/>
    </style:style>
    <style:style style:name="P449" style:parent-style-name="HTML-voorafopgemaakt" style:family="paragraph">
      <style:paragraph-properties fo:border="0.0416in solid #ECF0F1" fo:padding-top="0.1666in" fo:padding-left="0.1944in" fo:padding-bottom="0.1666in" fo:padding-right="0.1944in" style:shadow="none" fo:background-color="#FFFFFF"/>
    </style:style>
    <style:style style:name="T450" style:parent-style-name="csharp" style:family="text">
      <style:text-properties fo:color="#4E5758" fo:language="en" fo:country="GB"/>
    </style:style>
    <style:style style:name="T451" style:parent-style-name="function" style:family="text">
      <style:text-properties fo:color="#555753" fo:language="en" fo:country="GB"/>
    </style:style>
    <style:style style:name="T452" style:parent-style-name="csharp" style:family="text">
      <style:text-properties fo:color="#4E5758" fo:language="en" fo:country="GB"/>
    </style:style>
    <style:style style:name="P453" style:parent-style-name="HTML-voorafopgemaakt" style:family="paragraph">
      <style:paragraph-properties fo:border="0.0416in solid #ECF0F1" fo:padding-top="0.1666in" fo:padding-left="0.1944in" fo:padding-bottom="0.1666in" fo:padding-right="0.1944in" style:shadow="none" fo:background-color="#FFFFFF"/>
    </style:style>
    <style:style style:name="T454" style:parent-style-name="csharp" style:family="text">
      <style:text-properties fo:color="#4E5758" fo:language="en" fo:country="GB"/>
    </style:style>
    <style:style style:name="T455" style:parent-style-name="type" style:family="text">
      <style:text-properties fo:color="#3364AD" fo:language="en" fo:country="GB"/>
    </style:style>
    <style:style style:name="T456" style:parent-style-name="csharp" style:family="text">
      <style:text-properties fo:color="#4E5758" fo:language="en" fo:country="GB"/>
    </style:style>
    <style:style style:name="T457" style:parent-style-name="string" style:family="text">
      <style:text-properties fo:color="#F57D00" fo:language="en" fo:country="GB"/>
    </style:style>
    <style:style style:name="T458" style:parent-style-name="csharp" style:family="text">
      <style:text-properties fo:color="#4E5758" fo:language="en" fo:country="GB"/>
    </style:style>
    <style:style style:name="T459" style:parent-style-name="operator" style:family="text">
      <style:text-properties fo:color="#268BD2" fo:language="en" fo:country="GB"/>
    </style:style>
    <style:style style:name="T460" style:parent-style-name="csharp" style:family="text">
      <style:text-properties fo:color="#4E5758" fo:language="en" fo:country="GB"/>
    </style:style>
    <style:style style:name="T461" style:parent-style-name="type" style:family="text">
      <style:text-properties fo:color="#3364AD" fo:language="en" fo:country="GB"/>
    </style:style>
    <style:style style:name="T462" style:parent-style-name="csharp" style:family="text">
      <style:text-properties fo:color="#4E5758" fo:language="en" fo:country="GB"/>
    </style:style>
    <style:style style:name="T463" style:parent-style-name="string" style:family="text">
      <style:text-properties fo:color="#F57D00" fo:language="en" fo:country="GB"/>
    </style:style>
    <style:style style:name="T464" style:parent-style-name="csharp" style:family="text">
      <style:text-properties fo:color="#4E5758" fo:language="en" fo:country="GB"/>
    </style:style>
    <style:style style:name="P465" style:parent-style-name="HTML-voorafopgemaakt" style:family="paragraph">
      <style:paragraph-properties fo:border="0.0416in solid #ECF0F1" fo:padding-top="0.1666in" fo:padding-left="0.1944in" fo:padding-bottom="0.1666in" fo:padding-right="0.1944in" style:shadow="none" fo:background-color="#FFFFFF"/>
    </style:style>
    <style:style style:name="T466" style:parent-style-name="csharp" style:family="text">
      <style:text-properties fo:color="#4E5758" fo:language="en" fo:country="GB"/>
    </style:style>
    <style:style style:name="T467" style:parent-style-name="operator" style:family="text">
      <style:text-properties fo:color="#268BD2" fo:language="en" fo:country="GB"/>
    </style:style>
    <style:style style:name="T468" style:parent-style-name="csharp" style:family="text">
      <style:text-properties fo:color="#4E5758" fo:language="en" fo:country="GB"/>
    </style:style>
    <style:style style:name="T469" style:parent-style-name="constant" style:family="text">
      <style:text-properties fo:color="#F57D00" fo:language="en" fo:country="GB"/>
    </style:style>
    <style:style style:name="T470" style:parent-style-name="csharp" style:family="text">
      <style:text-properties fo:color="#4E5758" fo:language="en" fo:country="GB"/>
    </style:style>
    <style:style style:name="P471" style:parent-style-name="HTML-voorafopgemaakt" style:family="paragraph">
      <style:paragraph-properties fo:border="0.0416in solid #ECF0F1" fo:padding-top="0.1666in" fo:padding-left="0.1944in" fo:padding-bottom="0.1666in" fo:padding-right="0.1944in" style:shadow="none" fo:background-color="#FFFFFF"/>
    </style:style>
    <style:style style:name="T472" style:parent-style-name="csharp" style:family="text">
      <style:text-properties fo:color="#4E5758" fo:language="en" fo:country="GB"/>
    </style:style>
    <style:style style:name="T473" style:parent-style-name="keyword" style:family="text">
      <style:text-properties fo:color="#009695" fo:language="en" fo:country="GB"/>
    </style:style>
    <style:style style:name="T474" style:parent-style-name="csharp" style:family="text">
      <style:text-properties fo:color="#4E5758" fo:language="en" fo:country="GB"/>
    </style:style>
    <style:style style:name="P475" style:parent-style-name="HTML-voorafopgemaakt" style:family="paragraph">
      <style:paragraph-properties fo:border="0.0416in solid #ECF0F1" fo:padding-top="0.1666in" fo:padding-left="0.1944in" fo:padding-bottom="0.1666in" fo:padding-right="0.1944in" style:shadow="none" fo:background-color="#FFFFFF"/>
    </style:style>
    <style:style style:name="T476" style:parent-style-name="csharp" style:family="text">
      <style:text-properties fo:color="#4E5758" fo:language="en" fo:country="GB"/>
    </style:style>
    <style:style style:name="T477" style:parent-style-name="type" style:family="text">
      <style:text-properties fo:color="#3364AD" fo:language="en" fo:country="GB"/>
    </style:style>
    <style:style style:name="T478" style:parent-style-name="csharp" style:family="text">
      <style:text-properties fo:color="#4E5758" fo:language="en" fo:country="GB"/>
    </style:style>
    <style:style style:name="T479" style:parent-style-name="string" style:family="text">
      <style:text-properties fo:color="#F57D00" fo:language="en" fo:country="GB"/>
    </style:style>
    <style:style style:name="T480" style:parent-style-name="csharp" style:family="text">
      <style:text-properties fo:color="#4E5758" fo:language="en" fo:country="GB"/>
    </style:style>
    <style:style style:name="T481" style:parent-style-name="operator" style:family="text">
      <style:text-properties fo:color="#268BD2" fo:language="en" fo:country="GB"/>
    </style:style>
    <style:style style:name="T482" style:parent-style-name="csharp" style:family="text">
      <style:text-properties fo:color="#4E5758" fo:language="en" fo:country="GB"/>
    </style:style>
    <style:style style:name="T483" style:parent-style-name="type" style:family="text">
      <style:text-properties fo:color="#3364AD" fo:language="en" fo:country="GB"/>
    </style:style>
    <style:style style:name="T484" style:parent-style-name="csharp" style:family="text">
      <style:text-properties fo:color="#4E5758" fo:language="en" fo:country="GB"/>
    </style:style>
    <style:style style:name="T485" style:parent-style-name="string" style:family="text">
      <style:text-properties fo:color="#F57D00" fo:language="en" fo:country="GB"/>
    </style:style>
    <style:style style:name="T486" style:parent-style-name="csharp" style:family="text">
      <style:text-properties fo:color="#4E5758" fo:language="en" fo:country="GB"/>
    </style:style>
    <style:style style:name="P487" style:parent-style-name="HTML-voorafopgemaakt" style:family="paragraph">
      <style:paragraph-properties fo:border="0.0416in solid #ECF0F1" fo:padding-top="0.1666in" fo:padding-left="0.1944in" fo:padding-bottom="0.1666in" fo:padding-right="0.1944in" style:shadow="none" fo:background-color="#FFFFFF"/>
    </style:style>
    <style:style style:name="T488" style:parent-style-name="csharp" style:family="text">
      <style:text-properties fo:color="#4E5758" fo:language="en" fo:country="GB"/>
    </style:style>
    <style:style style:name="T489" style:parent-style-name="csharp" style:family="text">
      <style:text-properties fo:color="#4E5758"/>
    </style:style>
    <style:style style:name="T490" style:parent-style-name="operator" style:family="text">
      <style:text-properties fo:color="#268BD2"/>
    </style:style>
    <style:style style:name="T491" style:parent-style-name="csharp" style:family="text">
      <style:text-properties fo:color="#4E5758"/>
    </style:style>
    <style:style style:name="T492" style:parent-style-name="constant" style:family="text">
      <style:text-properties fo:color="#F57D00"/>
    </style:style>
    <style:style style:name="T493" style:parent-style-name="csharp" style:family="text">
      <style:text-properties fo:color="#4E5758"/>
    </style:style>
    <style:style style:name="P494" style:parent-style-name="HTML-voorafopgemaakt" style:family="paragraph">
      <style:paragraph-properties fo:border="0.0416in solid #ECF0F1" fo:padding-top="0.1666in" fo:padding-left="0.1944in" fo:padding-bottom="0.1666in" fo:padding-right="0.1944in" style:shadow="none" fo:background-color="#FFFFFF"/>
    </style:style>
    <style:style style:name="T495" style:parent-style-name="csharp" style:family="text">
      <style:text-properties fo:color="#4E5758"/>
    </style:style>
    <style:style style:name="P496" style:parent-style-name="HTML-voorafopgemaakt" style:family="paragraph">
      <style:paragraph-properties fo:border="0.0416in solid #ECF0F1" fo:padding-top="0.1666in" fo:padding-left="0.1944in" fo:padding-bottom="0.1666in" fo:padding-right="0.1944in" style:shadow="none" fo:background-color="#FFFFFF"/>
    </style:style>
    <style:style style:name="T497" style:parent-style-name="csharp" style:family="text">
      <style:text-properties fo:color="#4E5758"/>
    </style:style>
    <style:style style:name="P498" style:parent-style-name="Standaard" style:family="paragraph">
      <style:text-properties style:font-name="Calibri Light" fo:font-size="12pt" style:font-size-asian="12pt" style:font-size-complex="12pt"/>
    </style:style>
    <style:style style:name="T499" style:parent-style-name="Standaardalinea-lettertype" style:family="text">
      <style:text-properties style:font-name="Calibri Light" style:font-name-complex="Segoe UI" fo:font-size="12pt" style:font-size-asian="12pt" style:font-size-complex="12pt" fo:background-color="#FFFFFF"/>
    </style:style>
    <style:style style:name="T500" style:parent-style-name="Standaardalinea-lettertype" style:family="text">
      <style:text-properties style:font-name="Calibri Light" style:font-name-complex="Segoe UI" fo:font-style="italic" style:font-style-asian="italic" fo:font-size="12pt" style:font-size-asian="12pt" style:font-size-complex="12pt" fo:background-color="#FFFFFF"/>
    </style:style>
    <style:style style:name="T501" style:parent-style-name="Standaardalinea-lettertype" style:family="text">
      <style:text-properties style:font-name="Calibri Light" style:font-name-complex="Segoe UI" fo:font-size="12pt" style:font-size-asian="12pt" style:font-size-complex="12pt" fo:background-color="#FFFFFF"/>
    </style:style>
    <style:style style:name="T502" style:parent-style-name="Standaardalinea-lettertype" style:family="text">
      <style:text-properties style:font-name="Calibri Light" style:font-name-complex="Segoe UI" fo:font-size="12pt" style:font-size-asian="12pt" style:font-size-complex="12pt" fo:background-color="#FFFFFF"/>
    </style:style>
    <style:style style:name="T503" style:parent-style-name="Standaardalinea-lettertype" style:family="text">
      <style:text-properties fo:font-style="italic" style:font-style-asian="italic"/>
    </style:style>
    <style:style style:name="P504" style:parent-style-name="Kop2" style:family="paragraph">
      <style:text-properties fo:language="en" fo:country="GB"/>
    </style:style>
    <style:style style:name="T505" style:parent-style-name="Standaardalinea-lettertype" style:family="text">
      <style:text-properties style:font-name="Calibri Light" style:font-name-complex="Segoe UI" fo:font-size="12pt" style:font-size-asian="12pt" style:font-size-complex="12pt" fo:background-color="#FFFFFF"/>
    </style:style>
    <style:style style:name="T506" style:parent-style-name="Standaardalinea-lettertype" style:family="text">
      <style:text-properties style:font-name="Calibri Light" style:font-name-complex="Segoe UI" fo:font-size="12pt" style:font-size-asian="12pt" style:font-size-complex="12pt" fo:background-color="#FFFFFF"/>
    </style:style>
    <style:style style:name="T507" style:parent-style-name="Standaardalinea-lettertype" style:family="text">
      <style:text-properties style:font-name="Calibri Light" style:font-name-complex="Segoe UI" fo:font-size="12pt" style:font-size-asian="12pt" style:font-size-complex="12pt" fo:background-color="#FFFFFF"/>
    </style:style>
    <style:style style:name="T508" style:parent-style-name="Standaardalinea-lettertype" style:family="text">
      <style:text-properties style:font-name="Calibri Light" style:font-name-complex="Segoe UI" fo:font-size="12pt" style:font-size-asian="12pt" style:font-size-complex="12pt" fo:background-color="#FFFFFF"/>
    </style:style>
    <style:style style:name="T509" style:parent-style-name="Standaardalinea-lettertype" style:family="text">
      <style:text-properties style:font-name="Calibri Light" style:font-name-complex="Segoe UI" fo:font-style="italic" style:font-style-asian="italic" fo:font-size="12pt" style:font-size-asian="12pt" style:font-size-complex="12pt" fo:background-color="#FFFFFF"/>
    </style:style>
    <style:style style:name="T510" style:parent-style-name="Standaardalinea-lettertype" style:family="text">
      <style:text-properties style:font-name="Calibri Light" fo:font-size="12pt" style:font-size-asian="12pt" style:font-size-complex="12pt"/>
    </style:style>
    <style:style style:family="graphic" style:name="a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389in" svg:stroke-color="#70ad47" draw:marker-end="a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70ad47" draw:marker-end="a3"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office:automatic-styles>
  <office:body>
    <office:text text:use-soft-page-breaks="true">
      <text:p text:style-name="P1">Styles</text:p>
      <text:p text:style-name="P2"/>
      <text:p text:style-name="P3">In dit onderdeel gaan we het hebben over Styles in Xamarin Forms. Hierin gaan we het bijvoorbeeld hebben over:</text:p>
      <text:list text:style-name="LFO1" text:continue-numbering="true">
        <text:list-item>
          <text:p text:style-name="P4">Global Styles</text:p>
        </text:list-item>
        <text:list-item>
          <text:p text:style-name="P5">Style Inheritence</text:p>
        </text:list-item>
        <text:list-item>
          <text:p text:style-name="P6">Dynamic Styles</text:p>
        </text:list-item>
      </text:list>
      <text:p text:style-name="P7">Xamarin Forms applicaties hebben meestal meerdere controls, die controls hebben dan allemaal een identiek uiterlijk. Het instellen van zo’n uiterlijk kan heel vervelend zijn en veel werk in beslag nemen. Daarom is er Xamarin Forms Styles functionaliteit, met deze<text:s/>functionaliteit<text:s/>word het makkelijker gemaakt om stijlen toe te passen in het design van je applicatie door het toepassen van<text:s/>grouping en settings properties aan passen.</text:p>
      <text:p text:style-name="P8"/>
      <text:h text:style-name="Kop1" text:outline-level="1">Global Styles:</text:h>
      <text:h text:style-name="Kop2" text:outline-level="2">Het creëren van een global style in Xamarin met XAML<text:s/></text:h>
      <text:p text:style-name="P9">Over het algemeen<text:s/>zijn alle Xamarin.Forms applicaties gemaakt met behulp van het implementeren van een ‘Application’ subclass. Om een style te kunnen toe te kunnen wijzen in de ‘ResourceDictionary’ met XAML, moet de standaad App classen vervangen worden door een XAML App Class en de code erachter.</text:p>
      <text:p text:style-name="P10">Dit stuk code laat zien hoe dit is gedaan in<text:s/>C#:</text:p>
      <text:p text:style-name="P11"><text:span text:style-name="T12">public</text:span><text:span text:style-name="T13"><text:s/></text:span><text:span text:style-name="T14">App</text:span><text:span text:style-name="T15"><text:s/>()</text:span></text:p>
      <text:p text:style-name="P16"><text:span text:style-name="T17"><text:s text:c="4"/>{</text:span></text:p>
      <text:p text:style-name="P18"><text:span text:style-name="T19"><text:s text:c="8"/></text:span><text:span text:style-name="T20">var</text:span><text:span text:style-name="T21"><text:s/>buttonStyle<text:s/></text:span><text:span text:style-name="T22">=</text:span><text:span text:style-name="T23"><text:s/></text:span><text:span text:style-name="T24">new</text:span><text:span text:style-name="T25"><text:s/></text:span><text:span text:style-name="T26">Style</text:span><text:span text:style-name="T27"><text:s/>(</text:span><text:span text:style-name="T28">typeof</text:span><text:span text:style-name="T29">(</text:span><text:span text:style-name="T30">Button</text:span><text:span text:style-name="T31">)) {</text:span></text:p>
      <text:p text:style-name="P32"><text:span text:style-name="T33"><text:s text:c="12"/></text:span><text:span text:style-name="T34">Setters</text:span><text:span text:style-name="T35"><text:s/></text:span><text:span text:style-name="T36">=</text:span><text:span text:style-name="T37"><text:s/>{</text:span></text:p>
      <text:p text:style-name="P38"><text:span text:style-name="T39"><text:s text:c="16"/>...</text:span></text:p>
      <text:p text:style-name="P40"><text:span text:style-name="T41"><draw:connector draw:type="line" svg:x1="0.525in" svg:y1="2.00278in" svg:x2="1.34167in" svg:y2="0.11111in" draw:z-index="251659264" draw:id="id0" draw:style-name="a1" draw:name="Rechte verbindingslijn met pijl 8" text:anchor-type="paragraph"><svg:title/><svg:desc/></draw:connector></text:span><text:span text:style-name="T42"><text:s text:c="16"/></text:span><text:span text:style-name="T43">new</text:span><text:span text:style-name="T44"><text:s/></text:span><text:span text:style-name="T45">Setter</text:span><text:span text:style-name="T46"><text:s/>{<text:s/></text:span><text:span text:style-name="T47">Property</text:span><text:span text:style-name="T48"><text:s/></text:span><text:span text:style-name="T49">=</text:span><text:span text:style-name="T50"><text:s/></text:span><text:span text:style-name="T51">Button</text:span><text:span text:style-name="T52">.</text:span><text:span text:style-name="T53">TextColorProperty</text:span><text:span text:style-name="T54">, <text:s text:c="2"/></text:span><text:span text:style-name="T55">Value</text:span><text:span text:style-name="T56"><text:s/></text:span><text:span text:style-name="T57">=</text:span><text:span text:style-name="T58"><text:s/></text:span><text:span text:style-name="T59">Color</text:span><text:span text:style-name="T60">.</text:span><text:span text:style-name="T61">Teal</text:span><text:span text:style-name="T62"><text:s/>}</text:span></text:p>
      <text:p text:style-name="P63"><text:span text:style-name="T64"><text:s text:c="12"/>}</text:span></text:p>
      <text:p text:style-name="P65"><text:span text:style-name="T66"><text:s text:c="8"/>};</text:span></text:p>
      <text:p text:style-name="P67"><text:span text:style-name="T68"><draw:custom-shape svg:x="0.65in" svg:y="0.14792in" svg:width="3.66667in" svg:height="0.38333in" draw:z-index="251660288" draw:id="id1" draw:style-name="a2" draw:name="Rechthoek 9" text:anchor-type="paragraph"><svg:title/><svg:desc/><draw:enhanced-geometry draw:type="non-primitive" svg:viewBox="0 0 21600 21600" draw:enhanced-path="M 0 0 L 21600 0 21600 21600 0 21600 Z N"/></draw:custom-shape></text:span></text:p>
      <text:p text:style-name="P69"><text:span text:style-name="T70"><text:s text:c="8"/></text:span><text:span text:style-name="T71">Resources</text:span><text:span text:style-name="T72"><text:s/></text:span><text:span text:style-name="T73">=</text:span><text:span text:style-name="T74"><text:s/></text:span><text:span text:style-name="T75">new</text:span><text:span text:style-name="T76"><text:s/></text:span><text:span text:style-name="T77">ResourceDictionary</text:span><text:span text:style-name="T78"><text:s/>();</text:span></text:p>
      <text:p text:style-name="P79"><text:span text:style-name="T80"><text:s text:c="8"/></text:span><text:span text:style-name="T81">Resources</text:span><text:span text:style-name="T82">.</text:span><text:span text:style-name="T83">Add</text:span><text:span text:style-name="T84"><text:s/>(</text:span><text:span text:style-name="T85">"buttonStyle"</text:span><text:span text:style-name="T86">, buttonStyle);</text:span></text:p>
      <text:p text:style-name="P87"><text:span text:style-name="T88"><draw:connector draw:type="line" svg:x1="3.08333in" svg:y1="0.88472in" svg:x2="2.76667in" svg:y2="0.05139in" draw:z-index="251661312" draw:id="id2" draw:style-name="a4" draw:name="Rechte verbindingslijn met pijl 10" text:anchor-type="paragraph"><svg:title/><svg:desc/></draw:connector></text:span><text:span text:style-name="T89"><text:s text:c="8"/></text:span><text:span text:style-name="T90">...</text:span></text:p>
      <text:p text:style-name="P91"><text:span text:style-name="T92"><text:s text:c="4"/>}</text:span></text:p>
      <text:p text:style-name="P93"/>
      <text:p text:style-name="P94">Button Style property<text:tab/>ResourceDictionary en het toevoegen van de button style aan de Dictionary</text:p>
      <text:soft-page-break/>
      <text:h text:style-name="Kop1" text:outline-level="1">Style Inheritence</text:h>
      <text:p text:style-name="P95">Style inheritence is het toepassen van stijlen die al bestaan met behulp van de Style.BasedOn<text:s/>Stijlen die erfen<text:s/>van andere base stijlen kan Setters instances bevatten voor nieuwe properties, of het gebruiken om het te overschrijven van base stijlen. Stijlen die geërfd <text:s/>worden van een basis stijl moeten het zelfde typen hebben. Bijvoorbeeld<text:s/>als een basis style target “View” is, elke stijl die daar van word geërfd heeft automatisch de de TargetType=”View”.</text:p>
      <text:p text:style-name="P96">De volgende code laat zien hoe je dit doet in XAML:</text:p>
      <text:p text:style-name="P97"><text:span text:style-name="T98">&lt;</text:span><text:span text:style-name="T99">Style</text:span><text:span text:style-name="T100"><text:s/>x:</text:span><text:span text:style-name="T101">Key</text:span><text:span text:style-name="T102">=</text:span><text:span text:style-name="T103">"labelStyle"</text:span><text:span text:style-name="T104"><text:s/></text:span><text:span text:style-name="T105">TargetType</text:span><text:span text:style-name="T106">=</text:span><text:span text:style-name="T107">"Label"</text:span></text:p>
      <text:p text:style-name="P108"><text:span text:style-name="T109"><draw:custom-shape svg:x="4.7in" svg:y="0.01181in" svg:width="0.6in" svg:height="1.28333in" draw:z-index="251662336" draw:id="id3" draw:style-name="a5" draw:name="Pijl: gekromd rechts 11" text:anchor-type="paragraph"><svg:title/><svg:desc/><draw:enhanced-geometry draw:path-stretchpoint-x="21600" draw:path-stretchpoint-y="21600" draw:type="non-primitive" svg:viewBox="0 0 21600 21600" draw:enhanced-path="S M ?f3 ?f17 A ?f99 ?f100 ?f101 ?f102 ?f3 ?f17 ?f96 ?f98  W ?f103 ?f104 ?f105 ?f106 ?f3 ?f17 ?f96 ?f98 L ?f40 ?f36 ?f4 ?f39 ?f40 ?f37 ?f40 ?f33 A ?f146 ?f147 ?f148 ?f149 ?f40 ?f33 ?f143 ?f145  W ?f150 ?f151 ?f152 ?f153 ?f40 ?f33 ?f143 ?f145 Z N S M ?f4 ?f14 A ?f193 ?f194 ?f195 ?f196 ?f4 ?f14 ?f190 ?f192  W ?f197 ?f198 ?f199 ?f200 ?f4 ?f14 ?f190 ?f192 A ?f240 ?f241 ?f242 ?f243 ?f190 ?f192 ?f237 ?f239  W ?f244 ?f245 ?f246 ?f247 ?f190 ?f192 ?f237 ?f239 Z N F M ?f3 ?f17 A ?f99 ?f100 ?f101 ?f102 ?f3 ?f17 ?f96 ?f98  W ?f103 ?f104 ?f105 ?f106 ?f3 ?f17 ?f96 ?f98 L ?f40 ?f36 ?f4 ?f39 ?f40 ?f37 ?f40 ?f33 A ?f146 ?f147 ?f148 ?f149 ?f40 ?f33 ?f143 ?f145  W ?f150 ?f151 ?f152 ?f153 ?f40 ?f33 ?f143 ?f145 L ?f3 ?f17 A ?f268 ?f269 ?f270 ?f271 ?f3 ?f17 ?f265 ?f267  W ?f272 ?f273 ?f274 ?f275 ?f3 ?f17 ?f265 ?f267 L ?f4 ?f14 A ?f193 ?f194 ?f195 ?f196 ?f4 ?f14 ?f190 ?f192  W ?f197 ?f198 ?f199 ?f200 ?f4 ?f14 ?f190 ?f192 N" draw:text-areas="?f3 ?f5 ?f4 ?f6" draw:glue-points="?f3 ?f49 ?f40 ?f37 ?f4 ?f39 ?f40 ?f36 ?f4 ?f50" draw:glue-point-leaving-directions="-270, -180, -90, -90, -90" draw:modifiers="25000 50000 25000" draw:mirror-horizontal="true"><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4 - ?f3"/><draw:equation draw:name="f10" draw:formula="min(?f9, ?f7)"/><draw:equation draw:name="f11" draw:formula="5419351 / 1725033"/><draw:equation draw:name="f12" draw:formula="$1"/><draw:equation draw:name="f13" draw:formula="$0"/><draw:equation draw:name="f14" draw:formula="?f10 * ?f13 / 100000"/><draw:equation draw:name="f15" draw:formula="?f10 * ?f12 / 100000"/><draw:equation draw:name="f16" draw:formula="(?f14 + ?f15) / 4"/><draw:equation draw:name="f17" draw:formula="?f8 - ?f16"/><draw:equation draw:name="f18" draw:formula="?f17 * 2"/><draw:equation draw:name="f19" draw:formula="?f18 * ?f18"/><draw:equation draw:name="f20" draw:formula="?f14 * ?f14"/><draw:equation draw:name="f21" draw:formula="?f19 - ?f20"/><draw:equation draw:name="f22" draw:formula="sqrt(?f21)"/><draw:equation draw:name="f23" draw:formula="?f22 * ?f9 / ?f18"/><draw:equation draw:name="f24" draw:formula="$2"/><draw:equation draw:name="f25" draw:formula="?f10 * ?f24 / 100000"/><draw:equation draw:name="f26" draw:formula="?f17 + ?f14"/><draw:equation draw:name="f27" draw:formula="?f9 * ?f9"/><draw:equation draw:name="f28" draw:formula="?f25 * ?f25"/><draw:equation draw:name="f29" draw:formula="?f27 - ?f28"/><draw:equation draw:name="f30" draw:formula="sqrt(?f29)"/><draw:equation draw:name="f31" draw:formula="?f30 * ?f17 / ?f9"/><draw:equation draw:name="f32" draw:formula="?f17 + ?f31"/><draw:equation draw:name="f33" draw:formula="?f26 + ?f31"/><draw:equation draw:name="f34" draw:formula="?f15 - ?f14"/><draw:equation draw:name="f35" draw:formula="?f34 / 2"/><draw:equation draw:name="f36" draw:formula="?f32 - ?f35"/><draw:equation draw:name="f37" draw:formula="?f33 + ?f35"/><draw:equation draw:name="f38" draw:formula="?f15 / 2"/><draw:equation draw:name="f39" draw:formula="?f6 - ?f38"/><draw:equation draw:name="f40" draw:formula="?f4 - ?f25"/><draw:equation draw:name="f41" draw:formula="0 - ?f25"/><draw:equation draw:name="f42" draw:formula="0 - ?f31"/><draw:equation draw:name="f43" draw:formula="atan2(?f41, ?f42)"/><draw:equation draw:name="f44" draw:formula="0 - ?f43"/><draw:equation draw:name="f45" draw:formula="?f44 * ?f1 / ?f11"/><draw:equation draw:name="f46" draw:formula="?f45 - ?f2"/><draw:equation draw:name="f47" draw:formula="?f1 - ?f46"/><draw:equation draw:name="f48" draw:formula="0 - ?f46"/><draw:equation draw:name="f49" draw:formula="(?f17 + ?f26) / 2"/><draw:equation draw:name="f50" draw:formula="?f14 / 2"/><draw:equation draw:name="f51" draw:formula="0 - ?f23"/><draw:equation draw:name="f52" draw:formula="0 - ?f50"/><draw:equation draw:name="f53" draw:formula="atan2(?f51, ?f52)"/><draw:equation draw:name="f54" draw:formula="0 - ?f53"/><draw:equation draw:name="f55" draw:formula="?f54 * ?f1 / ?f11"/><draw:equation draw:name="f56" draw:formula="?f55 - ?f2"/><draw:equation draw:name="f57" draw:formula="?f56 - ?f2"/><draw:equation draw:name="f58" draw:formula="?f2 + ?f56"/><draw:equation draw:name="f59" draw:formula="?f1 - ?f56"/><draw:equation draw:name="f60" draw:formula="21550000 - ?f48"/><draw:equation draw:name="f61" draw:formula="if(?f60, ?f48, 21550000)"/><draw:equation draw:name="f62" draw:formula="-21550000 - ?f61"/><draw:equation draw:name="f63" draw:formula="if(?f62, -21550000, ?f61)"/><draw:equation draw:name="f64" draw:formula="?f1 + ?f63"/><draw:equation draw:name="f65" draw:formula="?f1 + ?f2"/><draw:equation draw:name="f66" draw:formula="?f65 * ?f11 / ?f1"/><draw:equation draw:name="f67" draw:formula="0 - ?f66"/><draw:equation draw:name="f68" draw:formula="cos(?f67)"/><draw:equation draw:name="f69" draw:formula="0 - ?f68"/><draw:equation draw:name="f70" draw:formula="?f69 * ?f9"/><draw:equation draw:name="f71" draw:formula="sin(?f67)"/><draw:equation draw:name="f72" draw:formula="0 - ?f71"/><draw:equation draw:name="f73" draw:formula="?f72 * ?f17"/><draw:equation draw:name="f74" draw:formula="sqrt(?f70 * ?f70 + ?f73 * ?f73 + 0 * 0)"/><draw:equation draw:name="f75" draw:formula="?f9 * ?f17 / ?f74"/><draw:equation draw:name="f76" draw:formula="?f72 * ?f75"/><draw:equation draw:name="f77" draw:formula="?f3 - ?f76"/><draw:equation draw:name="f78" draw:formula="?f69 * ?f75"/><draw:equation draw:name="f79" draw:formula="?f17 - ?f78"/><draw:equation draw:name="f80" draw:formula="?f77 - ?f9"/><draw:equation draw:name="f81" draw:formula="?f79 - ?f17"/><draw:equation draw:name="f82" draw:formula="?f77 + ?f9"/><draw:equation draw:name="f83" draw:formula="?f79 + ?f17"/><draw:equation draw:name="f84" draw:formula="?f64 + ?f2"/><draw:equation draw:name="f85" draw:formula="?f84 * ?f11 / ?f1"/><draw:equation draw:name="f86" draw:formula="0 - ?f85"/><draw:equation draw:name="f87" draw:formula="cos(?f86)"/><draw:equation draw:name="f88" draw:formula="0 - ?f87"/><draw:equation draw:name="f89" draw:formula="?f88 * ?f9"/><draw:equation draw:name="f90" draw:formula="sin(?f86)"/><draw:equation draw:name="f91" draw:formula="0 - ?f90"/><draw:equation draw:name="f92" draw:formula="?f91 * ?f17"/><draw:equation draw:name="f93" draw:formula="sqrt(?f89 * ?f89 + ?f92 * ?f92 + 0 * 0)"/><draw:equation draw:name="f94" draw:formula="?f9 * ?f17 / ?f93"/><draw:equation draw:name="f95" draw:formula="?f91 * ?f94"/><draw:equation draw:name="f96" draw:formula="?f77 + ?f95"/><draw:equation draw:name="f97" draw:formula="?f88 * ?f94"/><draw:equation draw:name="f98" draw:formula="?f79 + ?f97"/><draw:equation draw:name="f99" draw:formula="if(?f63, ?f3, ?f80)"/><draw:equation draw:name="f100" draw:formula="if(?f63, ?f17, ?f81)"/><draw:equation draw:name="f101" draw:formula="if(?f63, ?f3, ?f82)"/><draw:equation draw:name="f102" draw:formula="if(?f63, ?f17, ?f83)"/><draw:equation draw:name="f103" draw:formula="if(?f63, ?f80, ?f96)"/><draw:equation draw:name="f104" draw:formula="if(?f63, ?f81, ?f98)"/><draw:equation draw:name="f105" draw:formula="if(?f63, ?f82, ?f96)"/><draw:equation draw:name="f106" draw:formula="if(?f63, ?f83, ?f98)"/><draw:equation draw:name="f107" draw:formula="21550000 - ?f46"/><draw:equation draw:name="f108" draw:formula="if(?f107, ?f46, 21550000)"/><draw:equation draw:name="f109" draw:formula="-21550000 - ?f108"/><draw:equation draw:name="f110" draw:formula="if(?f109, -21550000, ?f108)"/><draw:equation draw:name="f111" draw:formula="?f47 + ?f110"/><draw:equation draw:name="f112" draw:formula="?f47 + ?f2"/><draw:equation draw:name="f113" draw:formula="?f112 * ?f11 / ?f1"/><draw:equation draw:name="f114" draw:formula="0 - ?f113"/><draw:equation draw:name="f115" draw:formula="cos(?f114)"/><draw:equation draw:name="f116" draw:formula="0 - ?f115"/><draw:equation draw:name="f117" draw:formula="?f116 * ?f9"/><draw:equation draw:name="f118" draw:formula="sin(?f114)"/><draw:equation draw:name="f119" draw:formula="0 - ?f118"/><draw:equation draw:name="f120" draw:formula="?f119 * ?f17"/><draw:equation draw:name="f121" draw:formula="sqrt(?f117 * ?f117 + ?f120 * ?f120 + 0 * 0)"/><draw:equation draw:name="f122" draw:formula="?f9 * ?f17 / ?f121"/><draw:equation draw:name="f123" draw:formula="?f119 * ?f122"/><draw:equation draw:name="f124" draw:formula="?f40 - ?f123"/><draw:equation draw:name="f125" draw:formula="?f116 * ?f122"/><draw:equation draw:name="f126" draw:formula="?f33 - ?f125"/><draw:equation draw:name="f127" draw:formula="?f124 - ?f9"/><draw:equation draw:name="f128" draw:formula="?f126 - ?f17"/><draw:equation draw:name="f129" draw:formula="?f124 + ?f9"/><draw:equation draw:name="f130" draw:formula="?f126 + ?f17"/><draw:equation draw:name="f131" draw:formula="?f111 + ?f2"/><draw:equation draw:name="f132" draw:formula="?f131 * ?f11 / ?f1"/><draw:equation draw:name="f133" draw:formula="0 - ?f132"/><draw:equation draw:name="f134" draw:formula="cos(?f133)"/><draw:equation draw:name="f135" draw:formula="0 - ?f134"/><draw:equation draw:name="f136" draw:formula="?f135 * ?f9"/><draw:equation draw:name="f137" draw:formula="sin(?f133)"/><draw:equation draw:name="f138" draw:formula="0 - ?f137"/><draw:equation draw:name="f139" draw:formula="?f138 * ?f17"/><draw:equation draw:name="f140" draw:formula="sqrt(?f136 * ?f136 + ?f139 * ?f139 + 0 * 0)"/><draw:equation draw:name="f141" draw:formula="?f9 * ?f17 / ?f140"/><draw:equation draw:name="f142" draw:formula="?f138 * ?f141"/><draw:equation draw:name="f143" draw:formula="?f124 + ?f142"/><draw:equation draw:name="f144" draw:formula="?f135 * ?f141"/><draw:equation draw:name="f145" draw:formula="?f126 + ?f144"/><draw:equation draw:name="f146" draw:formula="if(?f110, ?f40, ?f127)"/><draw:equation draw:name="f147" draw:formula="if(?f110, ?f33, ?f128)"/><draw:equation draw:name="f148" draw:formula="if(?f110, ?f40, ?f129)"/><draw:equation draw:name="f149" draw:formula="if(?f110, ?f33, ?f130)"/><draw:equation draw:name="f150" draw:formula="if(?f110, ?f127, ?f143)"/><draw:equation draw:name="f151" draw:formula="if(?f110, ?f128, ?f145)"/><draw:equation draw:name="f152" draw:formula="if(?f110, ?f129, ?f143)"/><draw:equation draw:name="f153" draw:formula="if(?f110, ?f130, ?f145)"/><draw:equation draw:name="f154" draw:formula="21550000 - ?f57"/><draw:equation draw:name="f155" draw:formula="if(?f154, ?f57, 21550000)"/><draw:equation draw:name="f156" draw:formula="-21550000 - ?f155"/><draw:equation draw:name="f157" draw:formula="if(?f156, -21550000, ?f155)"/><draw:equation draw:name="f158" draw:formula="?f0 + ?f157"/><draw:equation draw:name="f159" draw:formula="?f0 + ?f2"/><draw:equation draw:name="f160" draw:formula="?f159 * ?f11 / ?f1"/><draw:equation draw:name="f161" draw:formula="0 - ?f160"/><draw:equation draw:name="f162" draw:formula="cos(?f161)"/><draw:equation draw:name="f163" draw:formula="0 - ?f162"/><draw:equation draw:name="f164" draw:formula="?f163 * ?f9"/><draw:equation draw:name="f165" draw:formula="sin(?f161)"/><draw:equation draw:name="f166" draw:formula="0 - ?f165"/><draw:equation draw:name="f167" draw:formula="?f166 * ?f17"/><draw:equation draw:name="f168" draw:formula="sqrt(?f164 * ?f164 + ?f167 * ?f167 + 0 * 0)"/><draw:equation draw:name="f169" draw:formula="?f9 * ?f17 / ?f168"/><draw:equation draw:name="f170" draw:formula="?f166 * ?f169"/><draw:equation draw:name="f171" draw:formula="?f4 - ?f170"/><draw:equation draw:name="f172" draw:formula="?f163 * ?f169"/><draw:equation draw:name="f173" draw:formula="?f14 - ?f172"/><draw:equation draw:name="f174" draw:formula="?f171 - ?f9"/><draw:equation draw:name="f175" draw:formula="?f173 - ?f17"/><draw:equation draw:name="f176" draw:formula="?f171 + ?f9"/><draw:equation draw:name="f177" draw:formula="?f173 + ?f17"/><draw:equation draw:name="f178" draw:formula="?f158 + ?f2"/><draw:equation draw:name="f179" draw:formula="?f178 * ?f11 / ?f1"/><draw:equation draw:name="f180" draw:formula="0 - ?f179"/><draw:equation draw:name="f181" draw:formula="cos(?f180)"/><draw:equation draw:name="f182" draw:formula="0 - ?f181"/><draw:equation draw:name="f183" draw:formula="?f182 * ?f9"/><draw:equation draw:name="f184" draw:formula="sin(?f180)"/><draw:equation draw:name="f185" draw:formula="0 - ?f184"/><draw:equation draw:name="f186" draw:formula="?f185 * ?f17"/><draw:equation draw:name="f187" draw:formula="sqrt(?f183 * ?f183 + ?f186 * ?f186 + 0 * 0)"/><draw:equation draw:name="f188" draw:formula="?f9 * ?f17 / ?f187"/><draw:equation draw:name="f189" draw:formula="?f185 * ?f188"/><draw:equation draw:name="f190" draw:formula="?f171 + ?f189"/><draw:equation draw:name="f191" draw:formula="?f182 * ?f188"/><draw:equation draw:name="f192" draw:formula="?f173 + ?f191"/><draw:equation draw:name="f193" draw:formula="if(?f157, ?f4, ?f174)"/><draw:equation draw:name="f194" draw:formula="if(?f157, ?f14, ?f175)"/><draw:equation draw:name="f195" draw:formula="if(?f157, ?f4, ?f176)"/><draw:equation draw:name="f196" draw:formula="if(?f157, ?f14, ?f177)"/><draw:equation draw:name="f197" draw:formula="if(?f157, ?f174, ?f190)"/><draw:equation draw:name="f198" draw:formula="if(?f157, ?f175, ?f192)"/><draw:equation draw:name="f199" draw:formula="if(?f157, ?f176, ?f190)"/><draw:equation draw:name="f200" draw:formula="if(?f157, ?f177, ?f192)"/><draw:equation draw:name="f201" draw:formula="21550000 - ?f58"/><draw:equation draw:name="f202" draw:formula="if(?f201, ?f58, 21550000)"/><draw:equation draw:name="f203" draw:formula="-21550000 - ?f202"/><draw:equation draw:name="f204" draw:formula="if(?f203, -21550000, ?f202)"/><draw:equation draw:name="f205" draw:formula="?f59 + ?f204"/><draw:equation draw:name="f206" draw:formula="?f59 + ?f2"/><draw:equation draw:name="f207" draw:formula="?f206 * ?f11 / ?f1"/><draw:equation draw:name="f208" draw:formula="0 - ?f207"/><draw:equation draw:name="f209" draw:formula="cos(?f208)"/><draw:equation draw:name="f210" draw:formula="0 - ?f209"/><draw:equation draw:name="f211" draw:formula="?f210 * ?f9"/><draw:equation draw:name="f212" draw:formula="sin(?f208)"/><draw:equation draw:name="f213" draw:formula="0 - ?f212"/><draw:equation draw:name="f214" draw:formula="?f213 * ?f17"/><draw:equation draw:name="f215" draw:formula="sqrt(?f211 * ?f211 + ?f214 * ?f214 + 0 * 0)"/><draw:equation draw:name="f216" draw:formula="?f9 * ?f17 / ?f215"/><draw:equation draw:name="f217" draw:formula="?f213 * ?f216"/><draw:equation draw:name="f218" draw:formula="?f190 - ?f217"/><draw:equation draw:name="f219" draw:formula="?f210 * ?f216"/><draw:equation draw:name="f220" draw:formula="?f192 - ?f219"/><draw:equation draw:name="f221" draw:formula="?f218 - ?f9"/><draw:equation draw:name="f222" draw:formula="?f220 - ?f17"/><draw:equation draw:name="f223" draw:formula="?f218 + ?f9"/><draw:equation draw:name="f224" draw:formula="?f220 + ?f17"/><draw:equation draw:name="f225" draw:formula="?f205 + ?f2"/><draw:equation draw:name="f226" draw:formula="?f225 * ?f11 / ?f1"/><draw:equation draw:name="f227" draw:formula="0 - ?f226"/><draw:equation draw:name="f228" draw:formula="cos(?f227)"/><draw:equation draw:name="f229" draw:formula="0 - ?f228"/><draw:equation draw:name="f230" draw:formula="?f229 * ?f9"/><draw:equation draw:name="f231" draw:formula="sin(?f227)"/><draw:equation draw:name="f232" draw:formula="0 - ?f231"/><draw:equation draw:name="f233" draw:formula="?f232 * ?f17"/><draw:equation draw:name="f234" draw:formula="sqrt(?f230 * ?f230 + ?f233 * ?f233 + 0 * 0)"/><draw:equation draw:name="f235" draw:formula="?f9 * ?f17 / ?f234"/><draw:equation draw:name="f236" draw:formula="?f232 * ?f235"/><draw:equation draw:name="f237" draw:formula="?f218 + ?f236"/><draw:equation draw:name="f238" draw:formula="?f229 * ?f235"/><draw:equation draw:name="f239" draw:formula="?f220 + ?f238"/><draw:equation draw:name="f240" draw:formula="if(?f204, ?f190, ?f221)"/><draw:equation draw:name="f241" draw:formula="if(?f204, ?f192, ?f222)"/><draw:equation draw:name="f242" draw:formula="if(?f204, ?f190, ?f223)"/><draw:equation draw:name="f243" draw:formula="if(?f204, ?f192, ?f224)"/><draw:equation draw:name="f244" draw:formula="if(?f204, ?f221, ?f237)"/><draw:equation draw:name="f245" draw:formula="if(?f204, ?f222, ?f239)"/><draw:equation draw:name="f246" draw:formula="if(?f204, ?f223, ?f237)"/><draw:equation draw:name="f247" draw:formula="if(?f204, ?f224, ?f239)"/><draw:equation draw:name="f248" draw:formula="21550000 - ?f2"/><draw:equation draw:name="f249" draw:formula="if(?f248, ?f2, 21550000)"/><draw:equation draw:name="f250" draw:formula="-21550000 - ?f249"/><draw:equation draw:name="f251" draw:formula="if(?f250, -21550000, ?f249)"/><draw:equation draw:name="f252" draw:formula="?f1 + ?f251"/><draw:equation draw:name="f253" draw:formula="?f252 + ?f2"/><draw:equation draw:name="f254" draw:formula="?f253 * ?f11 / ?f1"/><draw:equation draw:name="f255" draw:formula="0 - ?f254"/><draw:equation draw:name="f256" draw:formula="cos(?f255)"/><draw:equation draw:name="f257" draw:formula="0 - ?f256"/><draw:equation draw:name="f258" draw:formula="?f257 * ?f9"/><draw:equation draw:name="f259" draw:formula="sin(?f255)"/><draw:equation draw:name="f260" draw:formula="0 - ?f259"/><draw:equation draw:name="f261" draw:formula="?f260 * ?f17"/><draw:equation draw:name="f262" draw:formula="sqrt(?f258 * ?f258 + ?f261 * ?f261 + 0 * 0)"/><draw:equation draw:name="f263" draw:formula="?f9 * ?f17 / ?f262"/><draw:equation draw:name="f264" draw:formula="?f260 * ?f263"/><draw:equation draw:name="f265" draw:formula="?f77 + ?f264"/><draw:equation draw:name="f266" draw:formula="?f257 * ?f263"/><draw:equation draw:name="f267" draw:formula="?f79 + ?f266"/><draw:equation draw:name="f268" draw:formula="if(?f251, ?f3, ?f80)"/><draw:equation draw:name="f269" draw:formula="if(?f251, ?f17, ?f81)"/><draw:equation draw:name="f270" draw:formula="if(?f251, ?f3, ?f82)"/><draw:equation draw:name="f271" draw:formula="if(?f251, ?f17, ?f83)"/><draw:equation draw:name="f272" draw:formula="if(?f251, ?f80, ?f265)"/><draw:equation draw:name="f273" draw:formula="if(?f251, ?f81, ?f267)"/><draw:equation draw:name="f274" draw:formula="if(?f251, ?f82, ?f265)"/><draw:equation draw:name="f275" draw:formula="if(?f251, ?f83, ?f267)"/></draw:enhanced-geometry></draw:custom-shape></text:span><text:span text:style-name="T110"><text:s text:c="19"/></text:span><text:span text:style-name="T111">BasedOn</text:span><text:span text:style-name="T112">=</text:span><text:span text:style-name="T113">"{StaticResource baseStyle}"</text:span><text:span text:style-name="T114">&gt;</text:span></text:p>
      <text:p text:style-name="P115"><text:span text:style-name="T116"><text:s text:c="16"/>...</text:span></text:p>
      <text:p text:style-name="P117"><text:span text:style-name="T118"><text:s text:c="16"/></text:span><text:span text:style-name="T119">&lt;</text:span><text:span text:style-name="T120">Setter</text:span><text:span text:style-name="T121"><text:s/></text:span><text:span text:style-name="T122">Property</text:span><text:span text:style-name="T123">=</text:span><text:span text:style-name="T124">"TextColor"</text:span><text:span text:style-name="T125"><text:s/></text:span><text:span text:style-name="T126">Value</text:span><text:span text:style-name="T127">=</text:span><text:span text:style-name="T128">"Teal"</text:span><text:span text:style-name="T129"><text:s/></text:span><text:span text:style-name="T130">/&gt;</text:span></text:p>
      <text:p text:style-name="P131"><text:span text:style-name="T132"><text:s text:c="12"/></text:span><text:span text:style-name="T133">&lt;/</text:span><text:span text:style-name="T134">Style</text:span><text:span text:style-name="T135">&gt;</text:span></text:p>
      <text:p text:style-name="P136"><text:span text:style-name="T137">&lt;</text:span><text:span text:style-name="T138">ContentPage</text:span><text:span text:style-name="T139">.</text:span><text:span text:style-name="T140">Content</text:span><text:span text:style-name="T141">&gt;</text:span></text:p>
      <text:p text:style-name="P142"><text:span text:style-name="T143"><text:s text:c="8"/></text:span><text:span text:style-name="T144">&lt;</text:span><text:span text:style-name="T145">StackLayout</text:span><text:span text:style-name="T146"><text:s/></text:span><text:span text:style-name="T147">Padding</text:span><text:span text:style-name="T148">=</text:span><text:span text:style-name="T149">"0,20,0,0"</text:span><text:span text:style-name="T150">&gt;</text:span></text:p>
      <text:p text:style-name="P151"><text:span text:style-name="T152"><text:s text:c="12"/></text:span><text:span text:style-name="T153">&lt;</text:span><text:span text:style-name="T154">Label</text:span><text:span text:style-name="T155"><text:s/></text:span><text:span text:style-name="T156">Text</text:span><text:span text:style-name="T157">=</text:span><text:span text:style-name="T158">"These labels"</text:span></text:p>
      <text:p text:style-name="P159"><text:span text:style-name="T160"><text:s text:c="19"/></text:span><text:span text:style-name="T161">Style</text:span><text:span text:style-name="T162">=</text:span><text:span text:style-name="T163">"{StaticResource labelStyle}"</text:span><text:span text:style-name="T164"><text:s/></text:span><text:span text:style-name="T165">/&gt;</text:span></text:p>
      <text:p text:style-name="P166"><text:span text:style-name="T167"><text:s text:c="12"/>...</text:span></text:p>
      <text:p text:style-name="P168"><text:span text:style-name="T169"><text:s text:c="12"/></text:span><text:span text:style-name="T170">&lt;</text:span><text:span text:style-name="T171">Button</text:span><text:span text:style-name="T172"><text:s/></text:span><text:span text:style-name="T173">Text</text:span><text:span text:style-name="T174">=</text:span><text:span text:style-name="T175">"So is the button"</text:span></text:p>
      <text:p text:style-name="P176"><text:span text:style-name="T177"><text:s text:c="20"/></text:span><text:span text:style-name="T178">Style</text:span><text:span text:style-name="T179">=</text:span><text:span text:style-name="T180">"{StaticResource buttonStyle}"</text:span><text:span text:style-name="T181"><text:s/></text:span><text:span text:style-name="T182">/&gt;</text:span></text:p>
      <text:p text:style-name="P183"><text:span text:style-name="T184"><text:s text:c="8"/></text:span><text:span text:style-name="T185">&lt;/</text:span><text:span text:style-name="T186">StackLayout</text:span><text:span text:style-name="T187">&gt;</text:span></text:p>
      <text:p text:style-name="P188"><text:span text:style-name="T189"><text:s text:c="4"/></text:span><text:span text:style-name="T190">&lt;/</text:span><text:span text:style-name="T191">ContentPage</text:span><text:span text:style-name="T192">.</text:span><text:span text:style-name="T193">Content</text:span><text:span text:style-name="T194">&gt;</text:span></text:p>
      <text:p text:style-name="P195"/>
      <text:p text:style-name="P196"/>
      <text:p text:style-name="P197">In C# geef je in plaats van een TargetType een typeof() mee, zie hier een voorbeeld</text:p>
      <text:p text:style-name="P198"><text:span text:style-name="T199"><draw:connector draw:type="line" svg:x1="3.375in" svg:y1="0.30972in" svg:x2="6.225in" svg:y2="1.36806in" draw:z-index="251663360" draw:id="id4" draw:style-name="a6" draw:name="Rechte verbindingslijn 13" text:anchor-type="paragraph"><svg:title/><svg:desc/></draw:connector></text:span><text:span text:style-name="T200">var</text:span><text:span text:style-name="T201"><text:s/>labelStyle<text:s/></text:span><text:span text:style-name="T202">=</text:span><text:span text:style-name="T203"><text:s/></text:span><text:span text:style-name="T204">new</text:span><text:span text:style-name="T205"><text:s/></text:span><text:span text:style-name="T206">Style</text:span><text:span text:style-name="T207"><text:s/>(</text:span><text:span text:style-name="T208">typeof</text:span><text:span text:style-name="T209">(</text:span><text:span text:style-name="T210">Label</text:span><text:span text:style-name="T211">)) {</text:span></text:p>
      <text:p text:style-name="P212"><text:span text:style-name="T213"><text:s text:c="12"/></text:span><text:span text:style-name="T214">BasedOn</text:span><text:span text:style-name="T215"><text:s/></text:span><text:span text:style-name="T216">=</text:span><text:span text:style-name="T217"><text:s/>baseStyle,</text:span></text:p>
      <text:p text:style-name="P218"><text:span text:style-name="T219"><text:s text:c="12"/></text:span><text:span text:style-name="T220">Setters</text:span><text:span text:style-name="T221"><text:s/></text:span><text:span text:style-name="T222">=</text:span><text:span text:style-name="T223"><text:s/>{</text:span></text:p>
      <text:p text:style-name="P224"><text:span text:style-name="T225"><text:s text:c="16"/>...</text:span></text:p>
      <text:p text:style-name="P226"><text:span text:style-name="T227"><text:s text:c="16"/></text:span><text:span text:style-name="T228">new</text:span><text:span text:style-name="T229"><text:s/></text:span><text:span text:style-name="T230">Setter</text:span><text:span text:style-name="T231"><text:s/>{<text:s/></text:span><text:span text:style-name="T232">Property</text:span><text:span text:style-name="T233"><text:s/></text:span><text:span text:style-name="T234">=</text:span><text:span text:style-name="T235"><text:s/></text:span><text:span text:style-name="T236">Label</text:span><text:span text:style-name="T237">.</text:span><text:span text:style-name="T238">TextColorProperty</text:span><text:span text:style-name="T239">,<text:s/></text:span><text:span text:style-name="T240">Value</text:span><text:span text:style-name="T241"><text:s/></text:span><text:span text:style-name="T242">=</text:span><text:span text:style-name="T243"><text:s/></text:span><text:span text:style-name="T244">Color</text:span><text:span text:style-name="T245">.</text:span><text:span text:style-name="T246">Teal</text:span><text:span text:style-name="T247"><text:s/>}</text:span></text:p>
      <text:p text:style-name="P248"><text:span text:style-name="T249"><text:s text:c="12"/></text:span><text:span text:style-name="T250">}</text:span></text:p>
      <text:p text:style-name="P251"><text:span text:style-name="T252"><draw:connector draw:type="line" svg:x1="6.25in" svg:y1="0.075in" svg:x2="5.725in" svg:y2="0.43333in" draw:z-index="251664384" draw:id="id5" draw:style-name="a7" draw:name="Rechte verbindingslijn 14" text:anchor-type="paragraph"><svg:title/><svg:desc/></draw:connector></text:span></text:p>
      <text:p text:style-name="P253"><text:span text:style-name="T254">Children</text:span><text:span text:style-name="T255"><text:s/></text:span><text:span text:style-name="T256">=</text:span><text:span text:style-name="T257"><text:s/>{</text:span></text:p>
      <text:p text:style-name="P258"><text:span text:style-name="T259"><text:s text:c="16"/></text:span><text:span text:style-name="T260">new</text:span><text:span text:style-name="T261"><text:s/></text:span><text:span text:style-name="T262">Label</text:span><text:span text:style-name="T263"><text:s/>{<text:s/></text:span><text:span text:style-name="T264">Text</text:span><text:span text:style-name="T265"><text:s/></text:span><text:span text:style-name="T266">=</text:span><text:span text:style-name="T267"><text:s/></text:span><text:span text:style-name="T268">"These labels"</text:span><text:span text:style-name="T269">,<text:s/></text:span><text:span text:style-name="T270">Style</text:span><text:span text:style-name="T271"><text:s/></text:span><text:span text:style-name="T272">=</text:span><text:span text:style-name="T273"><text:s/>labelStyle },</text:span></text:p>
      <text:p text:style-name="P274"><text:span text:style-name="T275"><text:s text:c="16"/>...</text:span></text:p>
      <text:p text:style-name="P276"><text:span text:style-name="T277"><text:s text:c="16"/></text:span><text:span text:style-name="T278">new</text:span><text:span text:style-name="T279"><text:s/></text:span><text:span text:style-name="T280">Button</text:span><text:span text:style-name="T281"><text:s/>{<text:s/></text:span><text:span text:style-name="T282">Text</text:span><text:span text:style-name="T283"><text:s/></text:span><text:span text:style-name="T284">=</text:span><text:span text:style-name="T285"><text:s/></text:span><text:span text:style-name="T286">"So is the button"</text:span><text:span text:style-name="T287">,<text:s/></text:span><text:span text:style-name="T288">Style</text:span><text:span text:style-name="T289"><text:s/></text:span><text:span text:style-name="T290">=</text:span><text:span text:style-name="T291"><text:s/>buttonStyle }</text:span></text:p>
      <text:p text:style-name="P292"><text:span text:style-name="T293"><text:s text:c="12"/></text:span><text:span text:style-name="T294">}</text:span></text:p>
      <text:p text:style-name="P295"/>
      <text:p text:style-name="P296"/>
      <text:p text:style-name="P297">De baseStyle die een View instance hebben de properties HorizontalOptions en VerticalOptions. De baseStyle is niet direct gekoppeld aan een control. Maar labelStyles en Button Styles erfen van de baseStyle.<text:s/></text:p>
      <text:p text:style-name="P298"/>
      <text:soft-page-break/>
      <text:h text:style-name="P299" text:outline-level="1">Dynamic Styles</text:h>
      <text:p text:style-name="Standaard"><text:span text:style-name="T300">De<text:s/></text:span><text:span text:style-name="T301">DynamicResource</text:span><text:span text:style-name="T302"><text:s/>extensie is bijna hetzelfde als<text:s/></text:span><text:span text:style-name="T303">StaticResource</text:span><text:span text:style-name="T304"><text:s/>want ze gebruiken allebei een<text:s/></text:span><text:span text:style-name="T305">dictionary key</text:span><text:span text:style-name="T306"><text:s/>om de values op te vragen voor de stijl. Het enige verschil is dat bij een<text:s/></text:span><text:span text:style-name="T307">StaticResource<text:s/></text:span><text:span text:style-name="T308">maar een keer een in de dictionary kijkt of er aanpassing zijn gemaakt van bijvoorbeeld de values. Bij<text:s/></text:span><text:span text:style-name="T309">DynamicResources</text:span><text:span text:style-name="T310"><text:s/>is dat anders het geval, namelijk dat de connectie met dictionary blijft bestaan en zo kan de app dus live zijn style aanpassen als deze value is aangepast.</text:span></text:p>
      <text:p text:style-name="P311">De volgende code laat zien hoe de Dynamic Stijlen werkt in XAML</text:p>
      <text:p text:style-name="P312"><text:span text:style-name="T313">&lt;</text:span><text:span text:style-name="T314">ResourceDictionary</text:span><text:span text:style-name="T315">&gt;</text:span><text:span text:style-name="T316">r</text:span></text:p>
      <text:p text:style-name="P317"><text:span text:style-name="T318"><text:s text:c="12"/></text:span><text:span text:style-name="T319">&lt;</text:span><text:span text:style-name="T320">Style</text:span><text:span text:style-name="T321"><text:s/>x:</text:span><text:span text:style-name="T322">Key</text:span><text:span text:style-name="T323">=</text:span><text:span text:style-name="T324">"baseStyle"</text:span><text:span text:style-name="T325"><text:s/></text:span><text:span text:style-name="T326">TargetType</text:span><text:span text:style-name="T327">=</text:span><text:span text:style-name="T328">"View"</text:span><text:span text:style-name="T329">&gt;</text:span></text:p>
      <text:p text:style-name="P330"><text:span text:style-name="T331"><text:s text:c="14"/>...</text:span></text:p>
      <text:p text:style-name="P332"><text:span text:style-name="T333"><text:s text:c="12"/></text:span><text:span text:style-name="T334">&lt;/</text:span><text:span text:style-name="T335">Style</text:span><text:span text:style-name="T336">&gt;</text:span></text:p>
      <text:p text:style-name="P337"><text:span text:style-name="T338"><draw:custom-shape svg:x="0.975in" svg:y="0.01875in" svg:width="3.79167in" svg:height="0.475in" draw:z-index="251665408" draw:id="id6" draw:style-name="a8" draw:name="Rechthoek 15" text:anchor-type="paragraph"><svg:title/><svg:desc/><draw:enhanced-geometry draw:type="non-primitive" svg:viewBox="0 0 21600 21600" draw:enhanced-path="M 0 0 L 21600 0 21600 21600 0 21600 Z N"/></draw:custom-shape></text:span><text:span text:style-name="T339"><text:s text:c="12"/></text:span><text:span text:style-name="T340">&lt;</text:span><text:span text:style-name="T341">Style</text:span><text:span text:style-name="T342"><text:s/>x:</text:span><text:span text:style-name="T343">Key</text:span><text:span text:style-name="T344">=</text:span><text:span text:style-name="T345">"blueSearchBarStyle"</text:span></text:p>
      <text:p text:style-name="P346"><text:span text:style-name="T347"><text:s text:c="19"/></text:span><text:span text:style-name="T348">TargetType</text:span><text:span text:style-name="T349">=</text:span><text:span text:style-name="T350">"SearchBar"</text:span></text:p>
      <text:p text:style-name="P351"><text:span text:style-name="T352"><text:s text:c="19"/></text:span><text:span text:style-name="T353">BasedOn</text:span><text:span text:style-name="T354">=</text:span><text:span text:style-name="T355">"{StaticResource baseStyle}"</text:span><text:span text:style-name="T356">&gt;</text:span></text:p>
      <text:p text:style-name="P357"><text:span text:style-name="T358"><text:s text:c="14"/></text:span><text:span text:style-name="T359">...</text:span></text:p>
      <text:p text:style-name="P360"><text:span text:style-name="T361"><text:s text:c="4"/></text:span><text:span text:style-name="T362">&lt;</text:span><text:span text:style-name="T363">ContentPage</text:span><text:span text:style-name="T364">.</text:span><text:span text:style-name="T365">Content</text:span><text:span text:style-name="T366">&gt;</text:span></text:p>
      <text:p text:style-name="P367"><text:span text:style-name="T368"><draw:custom-shape svg:x="0.99167in" svg:y="0.14861in" svg:width="4.74167in" svg:height="0.33333in" draw:z-index="251666432" draw:id="id7" draw:style-name="a9" draw:name="Rechthoek 16" text:anchor-type="paragraph"><svg:title/><svg:desc/><draw:enhanced-geometry draw:type="non-primitive" svg:viewBox="0 0 21600 21600" draw:enhanced-path="M 0 0 L 21600 0 21600 21600 0 21600 Z N"/></draw:custom-shape></text:span><text:span text:style-name="T369"><text:s text:c="8"/></text:span><text:span text:style-name="T370">&lt;</text:span><text:span text:style-name="T371">StackLayout</text:span><text:span text:style-name="T372"><text:s/></text:span><text:span text:style-name="T373">Padding</text:span><text:span text:style-name="T374">=</text:span><text:span text:style-name="T375">"0,20,0,0"</text:span><text:span text:style-name="T376">&gt;</text:span></text:p>
      <text:p text:style-name="P377"><text:span text:style-name="T378"><text:s text:c="12"/></text:span><text:span text:style-name="T379">&lt;</text:span><text:span text:style-name="T380">SearchBar</text:span><text:span text:style-name="T381"><text:s/></text:span><text:span text:style-name="T382">Placeholder</text:span><text:span text:style-name="T383">=</text:span><text:span text:style-name="T384">"These SearchBar controls"</text:span></text:p>
      <text:p text:style-name="P385"><text:span text:style-name="T386"><text:s text:c="23"/></text:span><text:span text:style-name="T387">Style</text:span><text:span text:style-name="T388">=</text:span><text:span text:style-name="T389">"{DynamicResource searchBarStyle}"</text:span><text:span text:style-name="T390"><text:s/></text:span><text:span text:style-name="T391">/&gt;</text:span></text:p>
      <text:p text:style-name="P392"><text:span text:style-name="T393"><text:s text:c="12"/>...</text:span></text:p>
      <text:p text:style-name="P394"><text:span text:style-name="T395"><text:s text:c="8"/></text:span><text:span text:style-name="T396">&lt;/</text:span><text:span text:style-name="T397">StackLayout</text:span><text:span text:style-name="T398">&gt;</text:span></text:p>
      <text:p text:style-name="P399"><text:span text:style-name="T400"><text:s text:c="4"/></text:span><text:span text:style-name="T401">&lt;/</text:span><text:span text:style-name="T402">ContentPage</text:span><text:span text:style-name="T403">.</text:span><text:span text:style-name="T404">Content</text:span><text:span text:style-name="T405">&gt;</text:span></text:p>
      <text:p text:style-name="P406"/>
      <text:p text:style-name="Standaard"><text:span text:style-name="T407"><text:line-break/></text:span><text:span text:style-name="T408">Bijvoorbeeld als de OnButtonClicked event word aangeroepen, zal de searchBarStyle wisselen tussen de blueSearchBarStyle en greenSearchBarStyle. Dit zal als resultaat een andere kleur geve</text:span><text:span text:style-name="T409">n aan het uiterlijk van de app.</text:span></text:p>
      <text:p text:style-name="P410"><text:span text:style-name="T411"><text:s text:c="4"/></text:span><text:span text:style-name="T412">public</text:span><text:span text:style-name="T413"><text:s/></text:span><text:span text:style-name="T414">DynamicStylesPage</text:span><text:span text:style-name="T415"><text:s/>()</text:span></text:p>
      <text:p text:style-name="P416"><text:span text:style-name="T417"><text:s text:c="4"/>{</text:span></text:p>
      <text:p text:style-name="P418"><text:span text:style-name="T419"><text:s text:c="8"/></text:span><text:span text:style-name="T420">InitializeComponent</text:span><text:span text:style-name="T421"><text:s/>();</text:span></text:p>
      <text:p text:style-name="P422"><text:span text:style-name="T423"><text:s text:c="8"/></text:span><text:span text:style-name="T424">Resources</text:span><text:span text:style-name="T425"><text:s/>[</text:span><text:span text:style-name="T426">"searchBarStyle"</text:span><text:span text:style-name="T427">]<text:s/></text:span><text:span text:style-name="T428">=</text:span><text:span text:style-name="T429"><text:s/></text:span><text:span text:style-name="T430">Resources</text:span><text:span text:style-name="T431"><text:s/>[</text:span><text:span text:style-name="T432">"blueSearchBarStyle"</text:span><text:span text:style-name="T433">];</text:span></text:p>
      <text:p text:style-name="P434"><text:span text:style-name="T435"><text:s text:c="4"/>}</text:span></text:p>
      <text:p text:style-name="P436"/>
      <text:p text:style-name="P437"><text:span text:style-name="T438"><text:s text:c="4"/></text:span><text:span text:style-name="T439">void</text:span><text:span text:style-name="T440"><text:s/></text:span><text:span text:style-name="T441">OnButtonClicked</text:span><text:span text:style-name="T442"><text:s/>(</text:span><text:span text:style-name="T443">object</text:span><text:span text:style-name="T444"><text:s/>sender,<text:s/></text:span><text:span text:style-name="T445">EventArgs</text:span><text:span text:style-name="T446"><text:s/>e)</text:span></text:p>
      <text:p text:style-name="P447"><text:span text:style-name="T448"><text:s text:c="4"/>{</text:span></text:p>
      <text:p text:style-name="P449"><text:span text:style-name="T450"><text:s text:c="8"/></text:span><text:span text:style-name="T451">if</text:span><text:span text:style-name="T452"><text:s/>(originalStyle) {</text:span></text:p>
      <text:p text:style-name="P453"><text:span text:style-name="T454"><text:s text:c="12"/></text:span><text:span text:style-name="T455">Resources</text:span><text:span text:style-name="T456"><text:s/>[</text:span><text:span text:style-name="T457">"searchBarStyle"</text:span><text:span text:style-name="T458">]<text:s/></text:span><text:span text:style-name="T459">=</text:span><text:span text:style-name="T460"><text:s/></text:span><text:span text:style-name="T461">Resources</text:span><text:span text:style-name="T462"><text:s/>[</text:span><text:span text:style-name="T463">"greenSearchBarStyle"</text:span><text:span text:style-name="T464">];</text:span></text:p>
      <text:p text:style-name="P465"><text:span text:style-name="T466"><text:s text:c="12"/>originalStyle<text:s/></text:span><text:span text:style-name="T467">=</text:span><text:span text:style-name="T468"><text:s/></text:span><text:span text:style-name="T469">false</text:span><text:span text:style-name="T470">;</text:span></text:p>
      <text:p text:style-name="P471"><text:span text:style-name="T472"><text:s text:c="8"/>}<text:s/></text:span><text:span text:style-name="T473">else</text:span><text:span text:style-name="T474"><text:s/>{</text:span></text:p>
      <text:p text:style-name="P475"><text:span text:style-name="T476"><text:s text:c="12"/></text:span><text:span text:style-name="T477">Resources</text:span><text:span text:style-name="T478"><text:s/>[</text:span><text:span text:style-name="T479">"searchBarStyle"</text:span><text:span text:style-name="T480">]<text:s/></text:span><text:span text:style-name="T481">=</text:span><text:span text:style-name="T482"><text:s/></text:span><text:span text:style-name="T483">Resources</text:span><text:span text:style-name="T484"><text:s/>[</text:span><text:span text:style-name="T485">"blueSearchBarStyle"</text:span><text:span text:style-name="T486">];</text:span></text:p>
      <text:p text:style-name="P487"><text:span text:style-name="T488"><text:s text:c="12"/></text:span><text:span text:style-name="T489">originalStyle<text:s/></text:span><text:span text:style-name="T490">=</text:span><text:span text:style-name="T491"><text:s/></text:span><text:span text:style-name="T492">true</text:span><text:span text:style-name="T493">;</text:span></text:p>
      <text:p text:style-name="P494"><text:span text:style-name="T495"><text:s text:c="8"/>}</text:span></text:p>
      <text:p text:style-name="P496"><text:span text:style-name="T497"><text:s text:c="4"/>}</text:span></text:p>
      <text:p text:style-name="P498"/>
      <text:soft-page-break/>
      <text:h text:style-name="Kop1" text:outline-level="1">Samenvatting<text:s/></text:h>
      <text:h text:style-name="Kop2" text:outline-level="2">Global Styles:</text:h>
      <text:p text:style-name="Standaard"><text:span text:style-name="T499">Stijlen kunnen global beschikbaar worden gesteld door hen toe te voegen aan de application’s<text:s/></text:span><text:span text:style-name="T500">ResourceDictionary<text:s/></text:span><text:span text:style-name="T501">Dit helpt om het dupliceren tegen te gaan van stijlen tussen pagina’s of controls op je app.</text:span></text:p>
      <text:h text:style-name="Kop2" text:outline-level="2">Style Inheritence:</text:h>
      <text:p text:style-name="Standaard"><text:span text:style-name="T502">Stijlen<text:s/></text:span>kunnen<text:s/>geërfd<text:s/>worden van andere stijlen om tegen te gaan dat er teveel code staat wat eigenlijk niet nodig is.<text:s/>En zo werkt je applicatie dus sneller en heeft hij minder geheugen nodig. Stijl erving kan gedaan worden door het instellen van de<text:s/><text:span text:style-name="T503">Style.BasedOn</text:span><text:s/>property naar een bestaande Stijl.</text:p>
      <text:h text:style-name="P504" text:outline-level="2">Dynamic Styles:</text:h>
      <text:p text:style-name="Standaard"><text:span text:style-name="T505">Standaard stijlen worden niet</text:span><text:span text:style-name="T506"><text:s/>automatisch</text:span><text:span text:style-name="T507"><text:s/>aangepast<text:s/></text:span><text:span text:style-name="T508">en blijven onaangepast zolang de app draait. Maar met de functie<text:s/></text:span><text:span text:style-name="T509">Dynamic Styles</text:span><text:span text:style-name="T510"><text:s/>kan dat er dus voor zorgen dat je uiterlijk van je app live word aangepast als er een value word aangepast.</text:span></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olvetica Rg" svg:font-family="Coolvetica Rg" style:font-family-generic="swiss" style:font-pitch="variable" svg:panose-1="2 11 6 3 3 6 2 2 0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apple-converted-space" style:display-name="apple-converted-space" style:family="text" style:parent-style-name="Standaardalinea-lettertype"/>
    <style:style style:name="Zwaar" style:display-name="Zwaar" style:family="text" style:parent-style-name="Standaardalinea-lettertype">
      <style:text-properties fo:font-weight="bold" style:font-weight-asian="bold" style:font-weight-complex="bold"/>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HTMLCode" style:display-name="HTML Code" style:family="text" style:parent-style-name="Standaardalinea-lettertype">
      <style:text-properties style:font-name="Courier New" style:font-name-asian="Times New Roman" style:font-name-complex="Courier New" fo:font-size="10pt" style:font-size-asian="10pt" style:font-size-complex="10pt"/>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csharp" style:display-name="csharp" style:family="text" style:parent-style-name="Standaardalinea-lettertype"/>
    <style:style style:name="operator" style:display-name="operator" style:family="text" style:parent-style-name="Standaardalinea-lettertype"/>
    <style:style style:name="type" style:display-name="type" style:family="text" style:parent-style-name="Standaardalinea-lettertype"/>
    <style:style style:name="string" style:display-name="string" style:family="text" style:parent-style-name="Standaardalinea-lettertype"/>
    <style:style style:name="function" style:display-name="function" style:family="text" style:parent-style-name="Standaardalinea-lettertype"/>
    <style:style style:name="Koptekst" style:display-name="Kop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34in"/>
          <style:tab-stop style:type="right" style:position="6.268in"/>
        </style:tab-stops>
      </style:paragraph-properties>
      <style:text-properties fo:hyphenate="false"/>
    </style:style>
    <style:style style:name="VoettekstChar" style:display-name="Voettekst Char" style:family="text" style:parent-style-name="Standaardalinea-lettertype"/>
    <style:style style:name="access" style:display-name="access" style:family="text" style:parent-style-name="Standaardalinea-lettertype"/>
    <style:style style:name="keyword" style:display-name="keyword" style:family="text" style:parent-style-name="Standaardalinea-lettertype"/>
    <style:style style:name="constant" style:display-name="constant" style:family="text" style:parent-style-name="Standaardalinea-lettertype"/>
    <style:style style:name="Nadruk" style:display-name="Nadruk" style:family="text" style:parent-style-name="Standaardalinea-lettertype">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0" svg:viewBox="0 0 20 30" svg:d="m10 0-10 30h20z"/>
    <draw:marker draw:name="a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s Mutsaers</meta:initial-creator>
    <dc:creator>Bas Mutsaers</dc:creator>
    <meta:creation-date>2017-06-12T12:06:00Z</meta:creation-date>
    <dc:date>2017-06-12T14:51:00Z</dc:date>
    <meta:template xlink:href="Normal" xlink:type="simple"/>
    <meta:editing-cycles>9</meta:editing-cycles>
    <meta:editing-duration>PT9840S</meta:editing-duration>
    <meta:document-statistic meta:page-count="4" meta:paragraph-count="11" meta:word-count="904" meta:character-count="5870" meta:row-count="41" meta:non-whitespace-character-count="4977"/>
  </office:meta>
</office:document-meta>
</file>